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80000004B06316737AB52C426.png" manifest:media-type="image/png"/>
  <manifest:file-entry manifest:full-path="Pictures/10000000000007D00000011D85DAAF997B9CFCAD.jpg" manifest:media-type="image/jpeg"/>
  <manifest:file-entry manifest:full-path="Pictures/10000000000004C6000000B83AB9D6FF2FF25010.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1" svg:font-family="Ubuntu"/>
    <style:font-face style:name="Ubuntu2" svg:font-family="Ubuntu" style:font-adornments="Regular"/>
    <style:font-face style:name="Arial" svg:font-family="Arial" style:font-pitch="variable"/>
    <style:font-face style:name="Arial Unicode MS" svg:font-family="'Arial Unicode MS'" style:font-pitch="variable"/>
    <style:font-face style:name="Tahoma1" svg:font-family="Tahoma" style:font-pitch="variable"/>
    <style:font-face style:name="Ubuntu" svg:font-family="Ubuntu" style:font-pitch="variable"/>
    <style:font-face style:name="Verdana2"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justify" draw:textarea-vertical-align="top" draw:auto-grow-height="true" fo:min-height="0cm" fo:min-width="0cm" fo:padding-top="0.133cm" fo:padding-bottom="0.133cm" fo:padding-left="0.266cm" fo:padding-right="0.266cm" fo:wrap-option="no-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standard">
      <style:graphic-properties draw:stroke="solid" svg:stroke-width="0.026cm" svg:stroke-color="#003399" draw:stroke-linejoin="miter" draw:fill="none" draw:fill-color="#99ccff" draw:textarea-horizontal-align="justify" draw:textarea-vertical-align="top" draw:auto-grow-height="false" fo:min-height="13.922cm" fo:min-width="21.936cm" fo:padding-top="0.13cm" fo:padding-bottom="0.13cm" fo:padding-left="0.25cm" fo:padding-right="0.25cm" fo:wrap-option="wrap" draw:shadow="hidden" draw:shadow-color="#808080"/>
      <style:paragraph-properties style:writing-mode="lr-tb"/>
    </style:style>
    <style:style style:name="gr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5" style:family="graphic">
      <style:graphic-properties style:protect="size"/>
    </style:style>
    <style:style style:name="gr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8"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9"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1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1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1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13" style:family="graphic" style:parent-style-name="Standard_5f_1_5f_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14" style:family="graphic" style:parent-style-name="Standard_5f_1_5f_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15"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solid" svg:stroke-width="0.1cm" svg:stroke-color="#000000" draw:marker-start-width="0.6cm" draw:marker-end-width="0.6cm" draw:fill="solid" draw:fill-color="#ffffff" draw:auto-grow-height="true" draw:auto-grow-width="false" fo:max-height="0cm" fo:min-height="1.705cm" fo:padding-top="0.175cm" fo:padding-bottom="0.175cm" fo:padding-left="0.3cm" fo:padding-right="0.3cm"/>
      <style:paragraph-properties style:writing-mode="lr-tb"/>
    </style:style>
    <style:style style:name="gr18" style:family="graphic" style:parent-style-name="standard">
      <style:graphic-properties draw:stroke="solid" svg:stroke-width="0.1cm" svg:stroke-color="#000000" draw:marker-start-width="0.6cm" draw:marker-end-width="0.6cm" draw:fill="solid" draw:fill-color="#ffffff" draw:auto-grow-height="true" draw:auto-grow-width="false" fo:max-height="0cm" fo:min-height="0.848cm" fo:padding-top="0.175cm" fo:padding-bottom="0.175cm" fo:padding-left="0.3cm" fo:padding-right="0.3cm"/>
      <style:paragraph-properties style:writing-mode="lr-tb"/>
    </style:style>
    <style:style style:name="gr19" style:family="graphic" style:parent-style-name="standard">
      <style:graphic-properties draw:stroke="solid" svg:stroke-width="0.1cm" svg:stroke-color="#000000" draw:marker-start-width="0.6cm" draw:marker-end-width="0.6cm" draw:fill="solid" draw:fill-color="#ffffff" draw:auto-grow-height="true" draw:auto-grow-width="false" fo:max-height="0cm" fo:min-height="1.695cm" fo:padding-top="0.175cm" fo:padding-bottom="0.175cm" fo:padding-left="0.3cm" fo:padding-right="0.3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542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2.859cm"/>
      <style:paragraph-properties style:writing-mode="lr-tb"/>
    </style:style>
    <style:style style:name="gr22" style:family="graphic" style:parent-style-name="standard">
      <style:graphic-properties draw:fill="none" draw:textarea-horizontal-align="justify" draw:textarea-vertical-align="middle" draw:auto-grow-height="false"/>
    </style:style>
    <style:style style:name="gr23" style:family="graphic" style:parent-style-name="standard">
      <style:graphic-properties draw:textarea-horizontal-align="justify" draw:textarea-vertical-align="middle" draw:auto-grow-height="false" fo:min-height="0cm" fo:min-width="0cm" fo:wrap-option="no-wrap"/>
    </style:style>
    <style:style style:name="gr24" style:family="graphic" style:parent-style-name="standard">
      <style:graphic-properties draw:fill="solid" draw:fill-color="#ffffff" draw:textarea-horizontal-align="justify" draw:textarea-vertical-align="middle" draw:auto-grow-height="false" fo:min-height="0cm" fo:min-width="0cm" fo:wrap-option="no-wrap"/>
    </style:style>
    <style:style style:name="gr25" style:family="graphic" style:parent-style-name="standard">
      <style:graphic-properties draw:stroke="none" svg:stroke-color="#000000" draw:fill="none" draw:fill-color="#ffffff" draw:textarea-horizontal-align="left" draw:auto-grow-height="true" draw:auto-grow-width="false" fo:min-height="1.353cm" fo:min-width="2.603cm"/>
      <style:paragraph-properties style:writing-mode="lr-tb"/>
    </style:style>
    <style:style style:name="pr1" style:family="presentation" style:parent-style-name="Standard-notes">
      <style:graphic-properties draw:stroke="solid" svg:stroke-width="0.026cm" svg:stroke-color="#000000" draw:stroke-linejoin="miter" draw:fill="solid" draw:fill-color="#ffffff" draw:auto-grow-height="true" fo:min-height="12.252cm" fo:padding-top="0.013cm" fo:padding-bottom="0.013cm" fo:padding-left="0.013cm" fo:padding-right="0.013cm" draw:shadow="hidden"/>
      <style:paragraph-properties style:writing-mode="lr-tb"/>
    </style:style>
    <style:style style:name="pr2" style:family="presentation" style:parent-style-name="Standard-outline1" style:list-style-name="L6">
      <style:graphic-properties draw:stroke="none" draw:fill="none" draw:fill-color="#00cc99" draw:textarea-horizontal-align="justify" draw:textarea-vertical-align="top" draw:auto-grow-height="true" draw:auto-grow-width="false" fo:min-height="15.172cm" fo:min-width="0cm" fo:padding-top="0.13cm" fo:padding-bottom="0.13cm" fo:padding-left="0.25cm" fo:padding-right="0.25cm" fo:wrap-option="wrap" draw:shadow="hidden" draw:shadow-color="#808080"/>
      <style:paragraph-properties style:writing-mode="lr-tb"/>
    </style:style>
    <style:style style:name="pr3" style:family="presentation" style:parent-style-name="Standard-notes">
      <style:graphic-properties draw:fill-color="#ffffff" draw:auto-grow-height="true" fo:min-height="12.252cm"/>
      <style:paragraph-properties style:writing-mode="lr-tb"/>
    </style:style>
    <style:style style:name="pr4" style:family="presentation" style:parent-style-name="Standard-outline1" style:list-style-name="L6">
      <style:graphic-properties draw:stroke="none" draw:fill="none" draw:fill-color="#00cc99" draw:textarea-horizontal-align="justify" draw:textarea-vertical-align="top" draw:auto-grow-height="true" draw:auto-grow-width="false" fo:min-height="15.612cm" fo:min-width="0cm" fo:padding-top="0.13cm" fo:padding-bottom="0.13cm" fo:padding-left="0.25cm" fo:padding-right="0.25cm" fo:wrap-option="wrap" draw:shadow="hidden" draw:shadow-color="#808080"/>
      <style:paragraph-properties style:writing-mode="lr-tb"/>
    </style:style>
    <style:style style:name="pr5" style:family="presentation" style:parent-style-name="Standard-outline1" style:list-style-name="L6">
      <style:graphic-properties draw:stroke="none" draw:fill="none" draw:fill-color="#00cc99" draw:textarea-horizontal-align="justify" draw:textarea-vertical-align="top" draw:auto-grow-height="true" draw:auto-grow-width="false" fo:min-height="14.807cm" fo:min-width="0cm" fo:padding-top="0.13cm" fo:padding-bottom="0.13cm" fo:padding-left="0.25cm" fo:padding-right="0.25cm" fo:wrap-option="wrap" draw:shadow="hidden" draw:shadow-color="#808080"/>
      <style:paragraph-properties style:writing-mode="lr-tb"/>
    </style:style>
    <style:style style:name="pr6" style:family="presentation" style:parent-style-name="Standard-outline1" style:list-style-name="L6">
      <style:graphic-properties draw:stroke="none" draw:fill="none" draw:fill-color="#00cc99" draw:textarea-horizontal-align="justify" draw:textarea-vertical-align="top" draw:auto-grow-height="true" draw:auto-grow-width="false" fo:min-height="16.488cm" fo:min-width="0cm" fo:padding-top="0.13cm" fo:padding-bottom="0.13cm" fo:padding-left="0.25cm" fo:padding-right="0.25cm" fo:wrap-option="wrap" draw:shadow="hidden" draw:shadow-color="#808080"/>
      <style:paragraph-properties style:writing-mode="lr-tb"/>
    </style:style>
    <style:style style:name="P1" style:family="paragraph">
      <style:paragraph-properties fo:margin-left="1.327cm" fo:margin-right="0cm" fo:margin-top="0.176cm" fo:margin-bottom="0cm" fo:line-height="100%" fo:text-indent="-1.327cm" style:writing-mode="lr-tb"/>
      <style:text-properties fo:font-size="24pt"/>
    </style:style>
    <style:style style:name="P2" style:family="paragraph">
      <loext:graphic-properties draw:fill="none" draw:fill-color="#00cc99"/>
      <style:paragraph-properties fo:margin-left="1.327cm" fo:margin-right="0cm" fo:margin-top="0.176cm" fo:margin-bottom="0cm" fo:line-height="100%" fo:text-indent="-1.327cm" style:writing-mode="lr-tb"/>
      <style:text-properties fo:font-size="24pt"/>
    </style:style>
    <style:style style:name="P3" style:family="paragraph">
      <loext:graphic-properties draw:fill="none" draw:fill-color="#00cc99"/>
      <style:paragraph-properties style:writing-mode="lr-tb"/>
    </style:style>
    <style:style style:name="P4" style:family="paragraph">
      <style:paragraph-properties fo:margin-left="0cm" fo:margin-right="0cm" fo:text-align="center" fo:text-indent="0cm" style:writing-mode="lr-tb"/>
      <style:text-properties fo:font-size="24pt"/>
    </style:style>
    <style:style style:name="P5" style:family="paragraph">
      <style:paragraph-properties fo:margin-left="0cm" fo:margin-right="0cm" fo:margin-top="0cm" fo:margin-bottom="1cm" fo:text-align="center" fo:text-indent="0cm" style:writing-mode="lr-tb"/>
      <style:text-properties fo:font-size="24pt"/>
    </style:style>
    <style:style style:name="P6" style:family="paragraph">
      <style:paragraph-properties fo:margin-left="0cm" fo:margin-right="0cm" fo:margin-top="1.1cm" fo:margin-bottom="0cm" fo:text-align="center" fo:text-indent="0cm" style:writing-mode="lr-tb"/>
      <style:text-properties fo:font-size="24pt"/>
    </style:style>
    <style:style style:name="P7" style:family="paragraph">
      <style:paragraph-properties fo:margin-left="0cm" fo:margin-right="0cm" fo:margin-top="0.9cm" fo:margin-bottom="0cm" fo:text-align="center" fo:text-indent="0cm" style:writing-mode="lr-tb"/>
      <style:text-properties fo:font-size="24pt"/>
    </style:style>
    <style:style style:name="P8" style:family="paragraph">
      <style:paragraph-properties fo:margin-left="0cm" fo:margin-right="0cm" fo:line-height="160%" fo:text-align="center" fo:text-indent="0cm" style:writing-mode="lr-tb"/>
      <style:text-properties fo:font-size="24pt"/>
    </style:style>
    <style:style style:name="P9" style:family="paragraph">
      <loext:graphic-properties draw:fill="none" draw:fill-color="#99ccff"/>
      <style:paragraph-properties fo:margin-left="0cm" fo:margin-right="0cm" fo:text-align="center" fo:text-indent="0cm" style:writing-mode="lr-tb"/>
      <style:text-properties fo:font-size="24pt"/>
    </style:style>
    <style:style style:name="P10" style:family="paragraph">
      <loext:graphic-properties draw:fill="solid" draw:fill-color="#ffffff"/>
      <style:paragraph-properties fo:margin-left="0cm" fo:margin-right="0cm" fo:text-indent="0cm" style:writing-mode="lr-tb"/>
      <style:text-properties fo:font-size="12pt"/>
    </style:style>
    <style:style style:name="P11" style:family="paragraph">
      <style:paragraph-properties fo:margin-left="0cm" fo:margin-right="0cm" fo:margin-top="0cm" fo:margin-bottom="0.6cm" fo:text-align="center" fo:text-indent="0cm"/>
    </style:style>
    <style:style style:name="P12" style:family="paragraph">
      <style:paragraph-properties fo:margin-left="0cm" fo:margin-right="0cm" fo:margin-top="0cm" fo:margin-bottom="0.2cm" fo:text-align="start" fo:text-indent="0cm"/>
    </style:style>
    <style:style style:name="P13" style:family="paragraph">
      <loext:graphic-properties draw:fill="none" draw:fill-color="#00cc99"/>
      <style:paragraph-properties fo:margin-left="0cm" fo:margin-right="0cm" fo:margin-top="0cm" fo:margin-bottom="0.3cm" fo:text-align="center" fo:text-indent="0cm" style:writing-mode="lr-tb"/>
      <style:text-properties fo:font-size="20pt" fo:font-weight="normal" style:font-size-asian="20pt" style:font-weight-asian="normal" style:font-size-complex="20pt" style:font-weight-complex="normal"/>
    </style:style>
    <style:style style:name="P14" style:family="paragraph">
      <style:paragraph-properties fo:margin-left="0cm" fo:margin-right="0cm" fo:margin-top="0cm" fo:margin-bottom="0.6cm" fo:line-height="100%" fo:text-align="center"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24pt" style:font-size-asian="24pt" style:font-size-complex="24pt"/>
    </style:style>
    <style:style style:name="P15" style:family="paragraph">
      <loext:graphic-properties draw:fill="none" draw:fill-color="#00cc99"/>
      <style:paragraph-properties fo:margin-left="0cm" fo:margin-right="0cm" fo:margin-top="0cm" fo:margin-bottom="0.6cm" fo:line-height="100%" fo:text-align="center"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24pt" style:font-size-asian="24pt" style:font-size-complex="24pt"/>
    </style:style>
    <style:style style:name="P16" style:family="paragraph">
      <loext:graphic-properties draw:fill-color="#ffffff"/>
      <style:paragraph-properties style:writing-mode="lr-tb"/>
      <style:text-properties fo:font-size="12pt"/>
    </style:style>
    <style:style style:name="P17" style:family="paragraph">
      <loext:graphic-properties draw:fill="none" draw:fill-color="#00cc99"/>
      <style:paragraph-properties fo:margin-left="0cm" fo:margin-right="0cm" fo:text-indent="0cm" style:writing-mode="lr-tb"/>
      <style:text-properties fo:font-size="24pt" style:font-size-asian="24pt" style:font-size-complex="24pt"/>
    </style:style>
    <style:style style:name="P18" style:family="paragraph">
      <style:paragraph-properties fo:margin-left="0cm" fo:margin-right="0cm" fo:margin-top="0cm" fo:margin-bottom="0.6cm" fo:text-align="center" fo:text-indent="0cm" style:writing-mode="lr-tb"/>
      <style:text-properties fo:font-size="20pt" style:font-size-asian="20pt" style:font-size-complex="20pt"/>
    </style:style>
    <style:style style:name="P19" style:family="paragraph">
      <style:paragraph-properties fo:margin-left="0cm" fo:margin-right="0cm" fo:margin-top="0cm" fo:margin-bottom="0.2cm" fo:line-height="100%" fo:text-align="start" fo:text-indent="0cm" style:writing-mode="lr-tb"/>
      <style:text-properties fo:font-size="20pt" style:font-size-asian="20pt" style:font-size-complex="20pt"/>
    </style:style>
    <style:style style:name="P20" style:family="paragraph">
      <loext:graphic-properties draw:fill="none" draw:fill-color="#00cc99"/>
      <style:paragraph-properties fo:margin-left="0cm" fo:margin-right="0cm" fo:margin-top="0cm" fo:margin-bottom="0.6cm" fo:text-align="center" fo:text-indent="0cm" style:writing-mode="lr-tb"/>
      <style:text-properties fo:font-size="20pt" style:font-size-asian="20pt" style:font-size-complex="20pt"/>
    </style:style>
    <style:style style:name="P21" style:family="paragraph">
      <style:paragraph-properties fo:margin-left="0cm" fo:margin-right="0cm" fo:text-indent="0cm" style:writing-mode="lr-tb"/>
      <style:text-properties fo:font-size="24pt" style:font-size-asian="24pt" style:font-size-complex="24pt"/>
    </style:style>
    <style:style style:name="P22" style:family="paragraph">
      <style:paragraph-properties fo:margin-left="0cm" fo:margin-right="0cm" fo:margin-top="0cm" fo:margin-bottom="0.3cm" fo:line-height="100%" fo:text-align="start" fo:text-indent="0cm" style:writing-mode="lr-tb"/>
      <style:text-properties fo:font-size="20pt" style:font-size-asian="20pt" style:font-size-complex="20pt"/>
    </style:style>
    <style:style style:name="P23" style:family="paragraph">
      <style:paragraph-properties fo:margin-left="0cm" fo:margin-right="0cm" fo:margin-top="0cm" fo:margin-bottom="0.6cm" fo:line-height="100%" fo:text-align="center" fo:text-indent="0cm" style:writing-mode="lr-tb"/>
      <style:text-properties fo:font-size="20pt" style:font-size-asian="20pt" style:font-size-complex="20pt"/>
    </style:style>
    <style:style style:name="P24" style:family="paragraph">
      <loext:graphic-properties draw:fill="none" draw:fill-color="#00cc99"/>
      <style:paragraph-properties fo:margin-left="0cm" fo:margin-right="0cm" fo:margin-top="0cm" fo:margin-bottom="0.6cm" fo:line-height="100%" fo:text-align="center" fo:text-indent="0cm" style:writing-mode="lr-tb"/>
      <style:text-properties fo:font-size="20pt" style:font-size-asian="20pt" style:font-size-complex="20pt"/>
    </style:style>
    <style:style style:name="P25" style:family="paragraph">
      <style:paragraph-properties fo:margin-left="0cm" fo:margin-right="0cm" fo:margin-top="0cm" fo:margin-bottom="0.1cm" fo:line-height="100%" fo:text-align="start" fo:text-indent="0cm" style:writing-mode="lr-tb"/>
      <style:text-properties fo:font-size="20pt" style:font-size-asian="20pt" style:font-size-complex="20pt"/>
    </style:style>
    <style:style style:name="P26" style:family="paragraph">
      <style:paragraph-properties fo:text-align="center"/>
    </style:style>
    <style:style style:name="P27" style:family="paragraph">
      <loext:graphic-properties draw:fill="solid" draw:fill-color="#ffffff"/>
      <style:paragraph-properties fo:text-align="center" style:writing-mode="lr-tb"/>
      <style:text-properties fo:font-size="20pt" style:font-size-asian="20pt" style:font-size-complex="20pt"/>
    </style:style>
    <style:style style:name="P28" style:family="paragraph">
      <loext:graphic-properties draw:fill="none" draw:fill-color="#ffffff"/>
      <style:paragraph-properties style:writing-mode="lr-tb"/>
      <style:text-properties fo:font-size="20pt" style:font-size-asian="20pt" style:font-size-complex="20pt"/>
    </style:style>
    <style:style style:name="P29" style:family="paragraph">
      <style:paragraph-properties fo:margin-top="0cm" fo:margin-bottom="0.3cm"/>
    </style:style>
    <style:style style:name="P30" style:family="paragraph">
      <style:paragraph-properties fo:margin-top="0cm" fo:margin-bottom="0.2cm"/>
    </style:style>
    <style:style style:name="P31" style:family="paragraph">
      <loext:graphic-properties draw:fill="none" draw:fill-color="#ffffff"/>
      <style:paragraph-properties fo:margin-top="0cm" fo:margin-bottom="0.3cm" style:writing-mode="lr-tb"/>
      <style:text-properties fo:font-size="20pt" style:font-size-asian="20pt" style:font-size-complex="20pt"/>
    </style:style>
    <style:style style:name="P32" style:family="paragraph">
      <loext:graphic-properties draw:fill="none"/>
      <style:paragraph-properties fo:text-align="center"/>
    </style:style>
    <style:style style:name="P33" style:family="paragraph">
      <style:paragraph-properties fo:text-align="center"/>
      <style:text-properties fo:font-size="16pt" fo:font-weight="bold" style:font-size-asian="16pt" style:font-weight-asian="bold" style:font-size-complex="16pt" style:font-weight-complex="bold"/>
    </style:style>
    <style:style style:name="P34" style:family="paragraph">
      <loext:graphic-properties draw:fill="solid" draw:fill-color="#ffffff"/>
      <style:paragraph-properties fo:text-align="center"/>
    </style:style>
    <style:style style:name="P35" style:family="paragraph">
      <loext:graphic-properties draw:fill="none" draw:fill-color="#ffffff"/>
      <style:paragraph-properties fo:text-align="center" style:writing-mode="lr-tb"/>
      <style:text-properties fo:font-size="16pt" fo:font-weight="bold" style:font-size-asian="16pt" style:font-weight-asian="bold" style:font-size-complex="16pt" style:font-weight-complex="bold"/>
    </style:style>
    <style:style style:name="T1" style:family="text">
      <style:text-properties fo:color="#003399" style:font-name="Arial" fo:font-size="20pt" style:font-size-asian="20pt" style:font-size-complex="20pt"/>
    </style:style>
    <style:style style:name="T2" style:family="text">
      <style:text-properties fo:font-size="20pt" fo:language="de" fo:country="DE" fo:font-weight="bold" style:font-size-asian="20pt" style:font-weight-asian="bold" style:font-size-complex="20pt" style:font-weight-complex="bold"/>
    </style:style>
    <style:style style:name="T3" style:family="text">
      <style:text-properties fo:font-size="36pt" fo:language="de" fo:country="DE" fo:font-weight="bold" style:font-size-asian="36pt" style:font-weight-asian="bold" style:font-size-complex="36pt" style:font-weight-complex="bold"/>
    </style:style>
    <style:style style:name="T4" style:family="text">
      <style:text-properties fo:font-size="32pt" fo:language="de" fo:country="DE" fo:font-weight="bold" style:font-size-asian="32pt" style:font-weight-asian="bold" style:font-size-complex="32pt" style:font-weight-complex="bold"/>
    </style:style>
    <style:style style:name="T5" style:family="text">
      <style:text-properties fo:font-size="22pt" fo:language="de" fo:country="DE" fo:font-weight="bold" style:font-size-asian="22pt" style:font-weight-asian="bold" style:font-size-complex="22pt" style:font-weight-complex="bold"/>
    </style:style>
    <style:style style:name="T6" style:family="text">
      <style:text-properties fo:font-size="20pt" fo:language="de" fo:country="DE" style:font-size-asian="20pt" style:font-size-complex="20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0pt" fo:font-weight="normal" style:font-size-asian="20pt" style:font-weight-asian="normal" style:font-size-complex="20pt" style:font-weight-complex="normal"/>
    </style:style>
    <style:style style:name="T9"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0" style:family="text">
      <style:text-properties fo:color="#000000" fo:font-size="24pt" fo:font-weight="bold" style:font-size-asian="24pt" style:font-weight-asian="bold" style:font-size-complex="24pt" style:font-weight-complex="bold"/>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fo:font-size="24pt" fo:language="de" fo:country="DE" fo:font-weight="bold" style:font-size-asian="24pt" style:font-weight-asian="bold" style:font-size-complex="24pt" style:font-weight-complex="bold"/>
    </style:style>
    <style:style style:name="T13" style:family="text">
      <style:text-properties fo:font-size="18pt" fo:language="de" fo:country="DE" style:font-size-asian="18pt" style:font-size-complex="18pt"/>
    </style:style>
    <style:style style:name="T14" style:family="text">
      <style:text-properties fo:font-size="18pt" fo:language="de" fo:country="DE" fo:font-style="italic" style:font-size-asian="18pt" style:font-style-asian="italic" style:font-size-complex="18pt" style:font-style-complex="italic"/>
    </style:style>
    <style:style style:name="T15" style:family="text">
      <style:text-properties fo:font-size="18pt" fo:language="de" fo:country="DE" fo:font-style="italic" fo:font-weight="normal" style:font-size-asian="18pt" style:font-style-asian="italic" style:font-weight-asian="normal" style:font-size-complex="18pt" style:font-style-complex="italic" style:font-weight-complex="normal"/>
    </style:style>
    <style:style style:name="T16" style:family="text">
      <style:text-properties fo:font-size="18pt" fo:language="de" fo:country="DE" fo:font-weight="normal" style:font-size-asian="18pt" style:font-weight-asian="normal" style:font-size-complex="18pt" style:font-weight-complex="normal"/>
    </style:style>
    <style:style style:name="T17" style:family="text">
      <style:text-properties fo:font-size="20pt" fo:language="de" fo:country="DE" fo:font-weight="normal" style:font-size-asian="20pt" style:font-weight-asian="normal" style:font-size-complex="20pt" style:font-weight-complex="normal"/>
    </style:style>
    <style:style style:name="T18" style:family="text">
      <style:text-properties fo:font-size="20pt" fo:language="de" fo:country="DE" fo:font-style="italic" fo:font-weight="normal" style:font-size-asian="20pt" style:font-style-asian="italic" style:font-weight-asian="normal" style:font-size-complex="20pt" style:font-style-complex="italic" style:font-weight-complex="normal"/>
    </style:style>
    <style:style style:name="T19" style:family="text">
      <style:text-properties fo:font-size="18pt" fo:language="de" fo:country="DE" fo:font-style="normal" fo:font-weight="normal" style:font-size-asian="18pt" style:font-style-asian="normal" style:font-weight-asian="normal" style:font-size-complex="18pt" style:font-style-complex="normal" style:font-weight-complex="normal"/>
    </style:style>
    <style:style style:name="T20" style:family="text">
      <style:text-properties fo:font-size="20pt" fo:language="de" fo:country="DE" fo:font-style="normal" fo:font-weight="normal" style:font-size-asian="20pt" style:font-style-asian="normal" style:font-weight-asian="normal" style:font-size-complex="20pt" style:font-style-complex="normal" style:font-weight-complex="normal"/>
    </style:style>
    <style:style style:name="T21" style:family="text">
      <style:text-properties fo:font-size="20pt" fo:language="de" fo:country="DE" fo:font-style="normal" fo:font-weight="normal" style:font-name-asian="Ubuntu2" style:font-size-asian="20pt" style:font-style-asian="normal" style:font-weight-asian="normal" style:font-name-complex="Ubuntu2" style:font-size-complex="20pt" style:font-style-complex="normal" style:font-weight-complex="normal"/>
    </style:style>
    <style:style style:name="T22" style:family="text">
      <style:text-properties fo:font-size="20pt" fo:language="de" fo:country="DE" fo:font-style="normal" fo:font-weight="normal" style:font-name-asian="Ubuntu2" style:font-size-asian="18pt" style:font-style-asian="normal" style:font-weight-asian="normal" style:font-name-complex="Ubuntu2" style:font-size-complex="18pt" style:font-style-complex="normal" style:font-weight-complex="normal"/>
    </style:style>
    <style:style style:name="T23" style:family="text">
      <style:text-properties fo:color="#000000" fo:font-size="24pt" fo:language="de" fo:country="DE" fo:font-style="normal" fo:font-weight="bold" style:font-size-asian="24pt" style:font-style-asian="normal" style:font-weight-asian="bold" style:font-size-complex="24pt" style:font-style-complex="normal" style:font-weight-complex="bold"/>
    </style:style>
    <style:style style:name="T24" style:family="text">
      <style:text-properties fo:font-size="18pt" fo:language="de" fo:country="DE" fo:font-style="normal" style:font-name-asian="Ubuntu2" style:font-size-asian="18pt" style:font-style-asian="normal" style:font-name-complex="Ubuntu2" style:font-size-complex="18pt" style:font-style-complex="normal"/>
    </style:style>
    <style:style style:name="T25" style:family="text">
      <style:text-properties fo:font-size="18pt" fo:language="de" fo:country="DE" fo:font-style="italic" style:font-name-asian="Ubuntu2" style:font-size-asian="18pt" style:font-style-asian="italic" style:font-name-complex="Ubuntu2" style:font-size-complex="18pt" style:font-style-complex="italic"/>
    </style:style>
    <style:style style:name="T26" style:family="text">
      <style:text-properties fo:font-size="18pt" fo:language="de" fo:country="DE" fo:font-style="normal" fo:font-weight="bold" style:font-name-asian="Ubuntu2" style:font-size-asian="18pt" style:font-style-asian="normal" style:font-weight-asian="bold" style:font-name-complex="Ubuntu2" style:font-size-complex="18pt" style:font-style-complex="normal" style:font-weight-complex="bold"/>
    </style:style>
    <style:style style:name="T27" style:family="text">
      <style:text-properties fo:font-size="20pt" fo:language="de" fo:country="DE" fo:font-style="normal" style:font-name-asian="Ubuntu2" style:font-size-asian="20pt" style:font-style-asian="normal" style:font-name-complex="Ubuntu2" style:font-size-complex="20pt" style:font-style-complex="normal"/>
    </style:style>
    <style:style style:name="T28" style:family="text">
      <style:text-properties fo:font-size="20pt" fo:language="de" fo:country="DE" fo:font-style="italic" fo:font-weight="normal" style:font-name-asian="Ubuntu2" style:font-size-asian="18pt" style:font-style-asian="italic" style:font-weight-asian="normal" style:font-name-complex="Ubuntu2" style:font-size-complex="18pt" style:font-style-complex="italic" style:font-weight-complex="normal"/>
    </style:style>
    <style:style style:name="T29" style:family="text">
      <style:text-properties fo:font-size="20pt" fo:language="de" fo:country="DE" fo:font-style="normal" style:font-name-asian="Ubuntu2" style:font-size-asian="18pt" style:font-style-asian="normal" style:font-name-complex="Ubuntu2" style:font-size-complex="18pt" style:font-style-complex="normal"/>
    </style:style>
    <style:style style:name="T30" style:family="text">
      <style:text-properties fo:font-size="20pt" fo:language="de" fo:country="DE" fo:font-style="italic" style:font-name-asian="Ubuntu2" style:font-size-asian="20pt" style:font-style-asian="italic" style:font-name-complex="Ubuntu2" style:font-size-complex="20pt" style:font-style-complex="italic"/>
    </style:style>
    <style:style style:name="T31" style:family="text">
      <style:text-properties fo:font-size="24pt" fo:language="de" fo:country="DE" fo:font-style="normal" fo:font-weight="bold" style:font-size-asian="24pt" style:font-style-asian="normal" style:font-weight-asian="bold" style:font-size-complex="24pt" style:font-style-complex="normal" style:font-weight-complex="bold"/>
    </style:style>
    <style:style style:name="T32" style:family="text">
      <style:text-properties fo:font-size="18pt" fo:language="de" fo:country="DE" fo:font-style="normal" fo:font-weight="normal" style:font-name-asian="Ubuntu2" style:font-size-asian="18pt" style:font-style-asian="normal" style:font-weight-asian="normal" style:font-name-complex="Ubuntu2" style:font-size-complex="18pt" style:font-style-complex="normal" style:font-weight-complex="normal"/>
    </style:style>
    <style:style style:name="T33" style:family="text">
      <style:text-properties fo:font-size="18pt" fo:language="de" fo:country="DE" fo:font-style="italic" fo:font-weight="normal" style:font-name-asian="Ubuntu2" style:font-size-asian="18pt" style:font-style-asian="italic" style:font-weight-asian="normal" style:font-name-complex="Ubuntu2" style:font-size-complex="18pt" style:font-style-complex="italic" style:font-weight-complex="normal"/>
    </style:style>
    <style:style style:name="T34" style:family="text">
      <style:text-properties fo:font-size="20pt" fo:language="de" fo:country="DE" fo:font-style="italic" fo:font-weight="normal" style:font-name-asian="Ubuntu2" style:font-size-asian="20pt" style:font-style-asian="italic" style:font-weight-asian="normal" style:font-name-complex="Ubuntu2" style:font-size-complex="20pt" style:font-style-complex="italic" style:font-weight-complex="normal"/>
    </style:style>
    <style:style style:name="T35" style:family="text">
      <style:text-properties fo:font-size="24pt" fo:language="de" fo:country="DE" fo:font-style="normal" fo:font-weight="bold" style:font-name-asian="Ubuntu2" style:font-size-asian="24pt" style:font-style-asian="normal" style:font-weight-asian="bold" style:font-name-complex="Ubuntu2" style:font-size-complex="24pt" style:font-style-complex="normal" style:font-weight-complex="bold"/>
    </style:style>
    <style:style style:name="T36" style:family="text">
      <style:text-properties fo:font-size="20pt" style:font-size-asian="20pt" style:font-size-complex="20pt"/>
    </style:style>
    <style:style style:name="T37" style:family="text">
      <style:text-properties fo:font-size="20pt" fo:font-weight="bold" style:font-size-asian="20pt" style:font-weight-asian="bold" style:font-size-complex="20pt" style:font-weight-complex="bold"/>
    </style:style>
    <style:style style:name="T38" style:family="text">
      <style:text-properties fo:font-size="16pt" fo:font-weight="bold" style:font-size-asian="16pt" style:font-weight-asian="bold" style:font-size-complex="16pt" style:font-weight-complex="bold"/>
    </style:style>
    <style:style style:name="T39" style:family="text">
      <style:text-properties fo:color="#000000" fo:font-size="20pt" style:font-size-asian="20pt" style:font-size-complex="20pt"/>
    </style:style>
    <style:style style:name="T40" style:family="text">
      <style:text-properties fo:color="#000000" fo:font-size="20pt" fo:font-style="italic" style:font-size-asian="20pt" style:font-style-asian="italic" style:font-size-complex="20pt" style:font-style-complex="italic"/>
    </style:style>
    <text:list-style style:name="L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text:list-style style:name="L2">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8cm"/>
        <style:text-properties style:font-name="Verdana1" fo:color="#000000" fo:font-size="100%"/>
      </text:list-level-style-bullet>
      <text:list-level-style-bullet text:level="2" text:bullet-char="•">
        <style:list-level-properties text:space-before="0.8cm" text:min-label-width="0.8cm"/>
        <style:text-properties style:font-name="Verdana1" fo:color="#000000" fo:font-size="100%"/>
      </text:list-level-style-bullet>
      <text:list-level-style-bullet text:level="3" text:bullet-char="•">
        <style:list-level-properties text:space-before="1.6cm" text:min-label-width="0.8cm"/>
        <style:text-properties style:font-name="Verdana1" fo:color="#000000" fo:font-size="100%"/>
      </text:list-level-style-bullet>
      <text:list-level-style-bullet text:level="4" text:bullet-char="•">
        <style:list-level-properties text:space-before="2.4cm" text:min-label-width="0.8cm"/>
        <style:text-properties style:font-name="Verdana1" fo:color="#000000" fo:font-size="100%"/>
      </text:list-level-style-bullet>
      <text:list-level-style-bullet text:level="5" text:bullet-char="•">
        <style:list-level-properties text:space-before="3.2cm" text:min-label-width="0.8cm"/>
        <style:text-properties style:font-name="Verdana1" fo:color="#000000" fo:font-size="100%"/>
      </text:list-level-style-bullet>
      <text:list-level-style-bullet text:level="6" text:bullet-char="•">
        <style:list-level-properties text:space-before="4cm" text:min-label-width="0.8cm"/>
        <style:text-properties style:font-name="Verdana1" fo:color="#000000" fo:font-size="100%"/>
      </text:list-level-style-bullet>
      <text:list-level-style-bullet text:level="7" text:bullet-char="•">
        <style:list-level-properties text:space-before="4.8cm" text:min-label-width="0.8cm"/>
        <style:text-properties style:font-name="Verdana1" fo:color="#000000" fo:font-size="100%"/>
      </text:list-level-style-bullet>
      <text:list-level-style-bullet text:level="8" text:bullet-char="•">
        <style:list-level-properties text:space-before="5.6cm" text:min-label-width="0.8cm"/>
        <style:text-properties style:font-name="Verdana1" fo:color="#000000" fo:font-size="100%"/>
      </text:list-level-style-bullet>
      <text:list-level-style-bullet text:level="9" text:bullet-char="•">
        <style:list-level-properties text:space-before="6.4cm" text:min-label-width="0.8cm"/>
        <style:text-properties style:font-name="Verdana1" fo:color="#000000" fo:font-size="100%"/>
      </text:list-level-style-bullet>
      <text:list-level-style-bullet text:level="10" text:bullet-char="•">
        <style:list-level-properties text:space-before="7.2cm" text:min-label-width="0.8cm"/>
        <style:text-properties style:font-name="Verdana1" fo:color="#000000" fo:font-size="100%"/>
      </text:list-level-style-bullet>
    </text:list-style>
    <text:list-style style:name="L4">
      <text:list-level-style-bullet text:level="1" text:bullet-char="•">
        <style:list-level-properties text:space-before="0.45cm" text:min-label-width="0.6cm"/>
        <style:text-properties style:font-name="Verdana1" fo:color="#000000" fo:font-size="100%"/>
      </text:list-level-style-bullet>
      <text:list-level-style-bullet text:level="2" text:bullet-char="•">
        <style:list-level-properties text:space-before="1.27cm" text:min-label-width="0.6cm"/>
        <style:text-properties style:font-name="Verdana1" fo:color="#000000" fo:font-size="100%"/>
      </text:list-level-style-bullet>
      <text:list-level-style-bullet text:level="3" text:bullet-char="•">
        <style:list-level-properties text:space-before="2.54cm" text:min-label-width="0.6cm"/>
        <style:text-properties style:font-name="Verdana1" fo:color="#000000" fo:font-size="100%"/>
      </text:list-level-style-bullet>
      <text:list-level-style-bullet text:level="4" text:bullet-char="•">
        <style:list-level-properties text:space-before="3.81cm" text:min-label-width="0.6cm"/>
        <style:text-properties style:font-name="Verdana1" fo:color="#000000" fo:font-size="100%"/>
      </text:list-level-style-bullet>
      <text:list-level-style-bullet text:level="5" text:bullet-char="•">
        <style:list-level-properties text:space-before="5.08cm" text:min-label-width="0.6cm"/>
        <style:text-properties style:font-name="Verdana1" fo:color="#000000" fo:font-size="100%"/>
      </text:list-level-style-bullet>
      <text:list-level-style-bullet text:level="6" text:bullet-char="•">
        <style:list-level-properties text:space-before="5.08cm" text:min-label-width="0.6cm"/>
        <style:text-properties style:font-name="Verdana1" fo:color="#000000" fo:font-size="100%"/>
      </text:list-level-style-bullet>
      <text:list-level-style-bullet text:level="7" text:bullet-char="•">
        <style:list-level-properties text:space-before="5.08cm" text:min-label-width="0.6cm"/>
        <style:text-properties style:font-name="Verdana1" fo:color="#000000" fo:font-size="100%"/>
      </text:list-level-style-bullet>
      <text:list-level-style-bullet text:level="8" text:bullet-char="•">
        <style:list-level-properties text:space-before="5.08cm" text:min-label-width="0.6cm"/>
        <style:text-properties style:font-name="Verdana1" fo:color="#000000" fo:font-size="100%"/>
      </text:list-level-style-bullet>
      <text:list-level-style-bullet text:level="9" text:bullet-char="•">
        <style:list-level-properties text:space-before="5.08cm" text:min-label-width="0.6cm"/>
        <style:text-properties style:font-name="Verdana1" fo:color="#000000" fo:font-size="100%"/>
      </text:list-level-style-bullet>
      <text:list-level-style-bullet text:level="10" text:bullet-char="•">
        <style:list-level-properties text:space-before="5.08cm" text:min-label-width="0.6cm"/>
        <style:text-properties style:font-name="Verdana1" fo:color="#000000" fo:font-size="100%"/>
      </text:list-level-style-bullet>
    </text:list-style>
    <text:list-style style:name="L5">
      <text:list-level-style-bullet text:level="1" text:bullet-char="•">
        <style:list-level-properties text:min-label-width="0.8cm"/>
        <style:text-properties style:font-name="Verdana1" fo:color="#000000" fo:font-size="100%"/>
      </text:list-level-style-bullet>
      <text:list-level-style-bullet text:level="2" text:bullet-char="•">
        <style:list-level-properties text:space-before="1.27cm" text:min-label-width="0.8cm"/>
        <style:text-properties style:font-name="Verdana1" fo:color="#000000" fo:font-size="100%"/>
      </text:list-level-style-bullet>
      <text:list-level-style-bullet text:level="3" text:bullet-char="•">
        <style:list-level-properties text:space-before="2.54cm" text:min-label-width="0.8cm"/>
        <style:text-properties style:font-name="Verdana1" fo:color="#000000" fo:font-size="100%"/>
      </text:list-level-style-bullet>
      <text:list-level-style-bullet text:level="4" text:bullet-char="•">
        <style:list-level-properties text:space-before="3.81cm" text:min-label-width="0.8cm"/>
        <style:text-properties style:font-name="Verdana1" fo:color="#000000" fo:font-size="100%"/>
      </text:list-level-style-bullet>
      <text:list-level-style-bullet text:level="5" text:bullet-char="•">
        <style:list-level-properties text:space-before="5.08cm" text:min-label-width="0.8cm"/>
        <style:text-properties style:font-name="Verdana1" fo:color="#000000" fo:font-size="100%"/>
      </text:list-level-style-bullet>
      <text:list-level-style-bullet text:level="6" text:bullet-char="•">
        <style:list-level-properties text:space-before="5.08cm" text:min-label-width="0.8cm"/>
        <style:text-properties style:font-name="Verdana1" fo:color="#000000" fo:font-size="100%"/>
      </text:list-level-style-bullet>
      <text:list-level-style-bullet text:level="7" text:bullet-char="•">
        <style:list-level-properties text:space-before="5.08cm" text:min-label-width="0.8cm"/>
        <style:text-properties style:font-name="Verdana1" fo:color="#000000" fo:font-size="100%"/>
      </text:list-level-style-bullet>
      <text:list-level-style-bullet text:level="8" text:bullet-char="•">
        <style:list-level-properties text:space-before="5.08cm" text:min-label-width="0.8cm"/>
        <style:text-properties style:font-name="Verdana1" fo:color="#000000" fo:font-size="100%"/>
      </text:list-level-style-bullet>
      <text:list-level-style-bullet text:level="9" text:bullet-char="•">
        <style:list-level-properties text:space-before="5.08cm" text:min-label-width="0.8cm"/>
        <style:text-properties style:font-name="Verdana1" fo:color="#000000" fo:font-size="100%"/>
      </text:list-level-style-bullet>
      <text:list-level-style-bullet text:level="10" text:bullet-char="•">
        <style:list-level-properties text:space-before="5.08cm" text:min-label-width="0.8cm"/>
        <style:text-properties style:font-name="Verdana1" fo:color="#000000" fo:font-size="100%"/>
      </text:list-level-style-bullet>
    </text:list-style>
    <text:list-style style:name="L6">
      <text:list-level-style-bullet text:level="1" text:bullet-char="•">
        <style:list-level-properties text:min-label-width="1.353cm"/>
        <style:text-properties style:font-name="Verdana1"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ystemmodellierung und Semantic Web – WS 20/21</presentation:footer-decl>
      <draw:page draw:name="page1" draw:style-name="dp1" draw:master-page-name="Standard" presentation:presentation-page-layout-name="AL1T0" presentation:use-footer-name="ftr1">
        <office:forms form:automatic-focus="false" form:apply-design-mode="false"/>
        <draw:custom-shape draw:style-name="gr1" draw:text-style-name="P2" draw:layer="layout" svg:width="3.577cm" svg:height="1.114cm" svg:x="-0.06cm" svg:y="2.919cm">
          <text:p text:style-name="P1"><text:span text:style-name="T1"><text:s text:c="2"/></text:span></text:p>
          <draw:enhanced-geometry svg:viewBox="0 0 21600 21600" draw:type="mso-spt202" draw:enhanced-path="M 0 0 L 21600 0 21600 21600 0 21600 0 0 Z N"/>
        </draw:custom-shape>
        <draw:custom-shape draw:style-name="gr2" draw:text-style-name="P3" draw:layer="layout" svg:width="4.445cm" svg:height="0.763cm" svg:x="1.482cm" svg:y="4.868cm">
          <text:p/>
          <draw:enhanced-geometry svg:viewBox="0 0 21600 21600" draw:type="mso-spt202" draw:enhanced-path="M 0 0 L 21600 0 21600 21600 0 21600 0 0 Z N"/>
        </draw:custom-shape>
        <draw:custom-shape draw:style-name="gr3" draw:text-style-name="P9" draw:layer="layout" svg:width="22.436cm" svg:height="14.182cm" svg:x="1.482cm" svg:y="3.175cm">
          <text:p text:style-name="P4"><text:span text:style-name="T2"/></text:p>
          <text:p text:style-name="P5"><text:span text:style-name="T3">Modellierung nachhaltiger Systeme und Semantic Web</text:span></text:p>
          <text:p text:style-name="P4"><text:span text:style-name="T4">Wissen und Handeln</text:span></text:p>
          <text:p text:style-name="P6"><text:span text:style-name="T5">Vorlesung im Modul 10-202-2330 im Master </text:span><text:span text:style-name="T5"><text:line-break/></text:span><text:span text:style-name="T5">und Lehramt Informatik sowie </text:span><text:span text:style-name="T5"><text:line-break/></text:span><text:span text:style-name="T5">im Modul 10-202-2309 im Master Informatik</text:span></text:p>
          <text:p text:style-name="P7"><text:span text:style-name="T6">Prof. Dr. Hans-Gert Gräbe</text:span></text:p>
          <text:p text:style-name="P8"><text:span text:style-name="T6">http://informatik.uni-leipzig.de/~graebe</text:span></text:p>
          <draw:enhanced-geometry svg:viewBox="0 0 21600 21600" draw:type="rectangle" draw:enhanced-path="M 0 0 L 21600 0 21600 21600 0 21600 0 0 Z N"/>
        </draw:custom-shape>
        <presentation:notes draw:style-name="dp2">
          <draw:page-thumbnail draw:layer="layout" svg:width="13.617cm" svg:height="10.213cm" svg:x="2.452cm" svg:y="2.042cm" draw:page-number="1"/>
          <draw:frame presentation:style-name="pr1" draw:text-style-name="P10" draw:layer="layout" svg:width="13.591cm" svg:height="12.278cm" svg:x="2.464cm" svg:y="12.934cm" presentation:class="notes" presentation:placeholder="true">
            <draw:text-box/>
          </draw:frame>
        </presentation:notes>
      </draw:page>
      <draw:page draw:name="page2" draw:style-name="dp3" draw:master-page-name="Standard" presentation:presentation-page-layout-name="AL2T1" presentation:use-footer-name="ftr1">
        <office:forms form:automatic-focus="false" form:apply-design-mode="false"/>
        <draw:frame presentation:style-name="pr2" draw:text-style-name="P13" draw:layer="layout" svg:width="24cm" svg:height="15.432cm" svg:x="0.8cm" svg:y="2.8cm" presentation:class="outline" presentation:user-transformed="true">
          <draw:text-box>
            <text:p text:style-name="P11"><text:span text:style-name="T7">Storytelling und Handeln</text:span></text:p>
            <text:p text:style-name="P12"><text:span text:style-name="T8">Bisherige Diskussion:</text:span></text:p>
            <text:p text:style-name="P12"><text:span text:style-name="T8">Unser Handeln ist sehr eng damit verbunden, dass wir uns </text:span><text:span text:style-name="T8">parallel dauernd Geschichten erzählen.</text:span></text:p>
            <text:list text:style-name="L2">
              <text:list-item>
                <text:p><text:span text:style-name="T8">Mit diesen Geschichten transzendieren wir </text:span><text:span text:style-name="T9">die eigene </text:span><text:span text:style-name="T9">Erfahrungswelt</text:span><text:span text:style-name="T8">, die nur einen kleinen Ausschnitt DER WELT </text:span><text:span text:style-name="T8">erfassen kann, und dies auch nur selektiv.</text:span></text:p>
              </text:list-item>
              <text:list-item>
                <text:p><text:span text:style-name="T8">Storytelling ist die Form, in der wir uns die Erfahrungswelten </text:span><text:span text:style-name="T8">anderer Menschen zugänglich machen.</text:span></text:p>
              </text:list-item>
              <text:list-item>
                <text:p><text:span text:style-name="T8">Dafür ist die </text:span><text:span text:style-name="T9">Abstimmung unserer Begriffswelten </text:span><text:span text:style-name="T8">erforderlich.</text:span></text:p>
              </text:list-item>
              <text:list-item>
                <text:p><text:span text:style-name="T9">Zweck </text:span><text:span text:style-name="T8">des gedanklichen Austauschs ist die </text:span><text:span text:style-name="T9">Verabredung zu </text:span><text:span text:style-name="T9">kooperativem Handeln.</text:span></text:p>
              </text:list-item>
            </text:list>
          </draw:text-box>
        </draw:frame>
        <draw:custom-shape draw:style-name="gr4" draw:text-style-name="P15" draw:layer="layout" svg:width="15.827cm" svg:height="1.277cm" svg:x="0.535cm" svg:y="0.192cm">
          <text:p text:style-name="P14"><text:span text:style-name="T10">Storytelling im digitalen Wandel</text:span></text:p>
          <draw:enhanced-geometry svg:viewBox="0 0 21600 21600" draw:type="mso-spt202" draw:enhanced-path="M 0 0 L 21600 0 21600 21600 0 21600 0 0 Z N"/>
        </draw:custom-shape>
        <presentation:notes draw:style-name="dp4">
          <office:forms form:automatic-focus="false" form:apply-design-mode="false"/>
          <draw:page-thumbnail draw:style-name="gr5" draw:layer="layout" svg:width="13.617cm" svg:height="10.214cm" svg:x="2.451cm" svg:y="2.041cm" draw:page-number="2" presentation:class="page"/>
          <draw:frame presentation:style-name="pr3" draw:text-style-name="P16" draw:layer="layout" svg:width="13.591cm" svg:height="12.252cm" svg:x="2.464cm" svg:y="12.934cm" presentation:class="notes" presentation:placeholder="true">
            <draw:text-box/>
          </draw:frame>
        </presentation:notes>
      </draw:page>
      <draw:page draw:name="page3" draw:style-name="dp3" draw:master-page-name="Standard" presentation:presentation-page-layout-name="AL2T1" presentation:use-footer-name="ftr1">
        <office:forms form:automatic-focus="false" form:apply-design-mode="false"/>
        <draw:frame presentation:style-name="pr4" draw:text-style-name="P13" draw:layer="layout" svg:width="24cm" svg:height="15.872cm" svg:x="0.8cm" svg:y="2.3cm" presentation:class="outline" presentation:user-transformed="true">
          <draw:text-box>
            <text:p text:style-name="P11"><text:span text:style-name="T7">Storytelling und Handeln</text:span></text:p>
            <text:list text:style-name="L2">
              <text:list-item>
                <text:p text:style-name="P12"><text:span text:style-name="T8">Der (kooperativen) Veränderung der Welt geht das Sprechen </text:span><text:span text:style-name="T8">über diese Veränderungen voraus.</text:span></text:p>
                <text:list>
                  <text:list-item>
                    <text:p><text:span text:style-name="T11">Begründete Erwartungen → Welt veränderndes Handeln → </text:span><text:span text:style-name="T11">Erfahrene Ergebnisse</text:span></text:p>
                  </text:list-item>
                  <text:list-item>
                    <text:p><text:span text:style-name="T11">Im Spannungsfeld zwischen begründeten Erwartungen und </text:span><text:span text:style-name="T11">erfahrenen Ergebnissen werden die Waffenstillstandslinien der </text:span><text:span text:style-name="T11">WELT sichtbar.</text:span></text:p>
                  </text:list-item>
                </text:list>
              </text:list-item>
              <text:list-item>
                <text:p><text:span text:style-name="T8">Wie aber eine Welt verändern, die sich selbst auch dauernd </text:span><text:span text:style-name="T8">ändert?</text:span></text:p>
                <text:list>
                  <text:list-item>
                    <text:p><text:span text:style-name="T11">Technik (Mittelperspektive) und Storytelling (Erwartungs- und </text:span><text:span text:style-name="T11">Erfahrungsperspektive) sind dabei zwei wesentliche Momente von </text:span><text:span text:style-name="T11">Kultur.</text:span></text:p>
                  </text:list-item>
                  <text:list-item>
                    <text:p><text:span text:style-name="T11">Technik hier als Verfahrenswissen. Die beiden Momente lassen sich </text:span><text:span text:style-name="T11">nicht so trennen wie hier postuliert.</text:span></text:p>
                  </text:list-item>
                  <text:list-item>
                    <text:p><text:span text:style-name="T11">Zweck-Mittel-Trennung in modernen Gesellschaften. </text:span></text:p>
                  </text:list-item>
                </text:list>
              </text:list-item>
            </text:list>
          </draw:text-box>
        </draw:frame>
        <draw:custom-shape draw:style-name="gr6" draw:text-style-name="P15" draw:layer="layout" svg:width="15.827cm" svg:height="1.277cm" svg:x="0.535cm" svg:y="0.192cm">
          <text:p text:style-name="P14"><text:span text:style-name="T10">Storytelling im digitalen Wandel</text:span></text:p>
          <draw:enhanced-geometry svg:viewBox="0 0 21600 21600" draw:type="mso-spt202" draw:enhanced-path="M 0 0 L 21600 0 21600 21600 0 21600 0 0 Z N"/>
        </draw:custom-shape>
        <presentation:notes draw:style-name="dp4">
          <office:forms form:automatic-focus="false" form:apply-design-mode="false"/>
          <draw:page-thumbnail draw:style-name="gr5" draw:layer="layout" svg:width="13.617cm" svg:height="10.214cm" svg:x="2.451cm" svg:y="2.041cm" draw:page-number="3" presentation:class="page"/>
          <draw:frame presentation:style-name="pr3" draw:text-style-name="P16" draw:layer="layout" svg:width="13.591cm" svg:height="12.252cm" svg:x="2.464cm" svg:y="12.934cm" presentation:class="notes" presentation:placeholder="true">
            <draw:text-box/>
          </draw:frame>
        </presentation:notes>
      </draw:page>
      <draw:page draw:name="page4" draw:style-name="dp3" draw:master-page-name="Standard" presentation:presentation-page-layout-name="AL2T1" presentation:use-footer-name="ftr1">
        <office:forms form:automatic-focus="false" form:apply-design-mode="false"/>
        <draw:frame presentation:style-name="pr5" draw:text-style-name="P13" draw:layer="layout" svg:width="24cm" svg:height="15.067cm" svg:x="0.8cm" svg:y="2.8cm" presentation:class="outline" presentation:user-transformed="true">
          <draw:text-box>
            <text:p text:style-name="P11"><text:span text:style-name="T7">Storytelling im digitalen Wandel</text:span></text:p>
            <text:list text:style-name="L2">
              <text:list-item>
                <text:p><text:span text:style-name="T11">Digitaler Wandel bringt neue Formen des Storytellings hervor, welche </text:span><text:span text:style-name="T11">die bisher institutionalisierten Formen des Storytellings aufbrechen.</text:span></text:p>
              </text:list-item>
              <text:list-item>
                <text:p><text:span text:style-name="T11">Web 1.0 – Verlinkte Webseiten als neue Form des Storytellings.</text:span></text:p>
              </text:list-item>
              <text:list-item>
                <text:p><text:span text:style-name="T11">Semantic Web – RDF als neue Basistechnologie, mit der eine gewisse </text:span><text:span text:style-name="T11">Art von Storytelling computergestützt betrieben werden kann.</text:span></text:p>
              </text:list-item>
              <text:list-item>
                <text:p><text:span text:style-name="T11">Digitalisierung wichtiger Sprachartefakte.</text:span></text:p>
                <text:list>
                  <text:list-item>
                    <text:p><text:span text:style-name="T11">Deutsche Digitale Bibliothek – Kultur und Wissen online </text:span><text:span text:style-name="T11"><text:a xlink:href="https://www.deutsche-digitale-bibliothek.de/" xlink:type="simple">https://www.deutsche-digitale-bibliothek.de/</text:a></text:span></text:p>
                  </text:list-item>
                  <text:list-item>
                    <text:p><text:span text:style-name="T11">Europeana – </text:span><text:span text:style-name="T11"><text:a xlink:href="https://www.europeana.eu/de" xlink:type="simple">https://www.europeana.eu/de</text:a></text:span><text:span text:style-name="T11"><text:s/></text:span></text:p>
                  </text:list-item>
                  <text:list-item>
                    <text:p><text:span text:style-name="T11">Digitale Bibliothek bei TextGrid – </text:span><text:span text:style-name="T11"><text:a xlink:href="https://textgrid.de/digitale-bibliothek" xlink:type="simple">https://textgrid.de/digitale-bibliothek</text:a></text:span><text:span text:style-name="T11"><text:s/></text:span></text:p>
                  </text:list-item>
                  <text:list-item>
                    <text:p><text:span text:style-name="T11">Zeno.org, die Volltextbibliothek – </text:span><text:span text:style-name="T11"><text:a xlink:href="http://www.zeno.org/" xlink:type="simple">http://www.zeno.org/</text:a></text:span><text:span text:style-name="T11"><text:s/></text:span></text:p>
                  </text:list-item>
                </text:list>
              </text:list-item>
            </text:list>
          </draw:text-box>
        </draw:frame>
        <draw:custom-shape draw:style-name="gr7" draw:text-style-name="P15" draw:layer="layout" svg:width="15.827cm" svg:height="1.277cm" svg:x="0.535cm" svg:y="0.192cm">
          <text:p text:style-name="P14"><text:span text:style-name="T10">Storytelling im digitalen Wandel</text:span></text:p>
          <draw:enhanced-geometry svg:viewBox="0 0 21600 21600" draw:type="mso-spt202" draw:enhanced-path="M 0 0 L 21600 0 21600 21600 0 21600 0 0 Z N"/>
        </draw:custom-shape>
        <presentation:notes draw:style-name="dp4">
          <office:forms form:automatic-focus="false" form:apply-design-mode="false"/>
          <draw:page-thumbnail draw:style-name="gr5" draw:layer="layout" svg:width="13.617cm" svg:height="10.214cm" svg:x="2.451cm" svg:y="2.041cm" draw:page-number="4" presentation:class="page"/>
          <draw:frame presentation:style-name="pr3" draw:text-style-name="P16" draw:layer="layout" svg:width="13.591cm" svg:height="12.252cm" svg:x="2.464cm" svg:y="12.934cm" presentation:class="notes" presentation:placeholder="true">
            <draw:text-box/>
          </draw:frame>
        </presentation:notes>
      </draw:page>
      <draw:page draw:name="page5" draw:style-name="dp3" draw:master-page-name="Standard" presentation:presentation-page-layout-name="AL2T1" presentation:use-footer-name="ftr1">
        <office:forms form:automatic-focus="false" form:apply-design-mode="false"/>
        <draw:frame presentation:style-name="pr6" draw:text-style-name="P13" draw:layer="layout" svg:width="24cm" svg:height="16.748cm" svg:x="0.8cm" svg:y="2.3cm" presentation:class="outline" presentation:user-transformed="true">
          <draw:text-box>
            <text:p text:style-name="P11"><text:span text:style-name="T7">Storytelling im digitalen Wandel</text:span></text:p>
            <text:p text:style-name="P12"><text:span text:style-name="T8">Welche gesellschaftlichen Voraussetzungen sind erforderlich, um </text:span><text:span text:style-name="T8">dieses Potenzial zu entfalten?</text:span></text:p>
            <text:list text:style-name="L2">
              <text:list-item>
                <text:p><text:span text:style-name="T9">Freizügige</text:span><text:span text:style-name="T8"> Zugänglichkeit zu den Wissensressourcen der </text:span><text:span text:style-name="T8">Menschheit, um Erwartungs- und Erfahrungsperspektiven </text:span><text:span text:style-name="T8">angemessen zu kommunizieren.</text:span></text:p>
              </text:list-item>
              <text:list-item>
                <text:p><text:span text:style-name="T8">Handeln in einer bürgerlichen Gesellschaft als verantwortungs-</text:span><text:span text:style-name="T8">beladenes </text:span><text:span text:style-name="T9">privates</text:span><text:span text:style-name="T8"> Handeln, in dem Folgen von Handeln privat </text:span><text:span text:style-name="T8">zugeordnet werden, als kulturelle Errungenschaft.</text:span></text:p>
                <text:list>
                  <text:list-item>
                    <text:p><text:span text:style-name="T8">Vertragsfähigkeit, Schuldfähigkeit, Eigentum und historisch </text:span><text:span text:style-name="T8">entstandene institutionalisierte Formen und Balancen.</text:span></text:p>
                  </text:list-item>
                </text:list>
              </text:list-item>
              <text:list-item>
                <text:p><text:span text:style-name="T8">Neue Balance zwischen beiden Perspektiven erforderlich.</text:span></text:p>
                <text:list>
                  <text:list-item>
                    <text:p><text:span text:style-name="T8">Im bürgerlichen Kontext bedeutet das vor allem </text:span><text:span text:style-name="T8">Readjustierung der rechtsförmigen Verfasstheit.</text:span></text:p>
                  </text:list-item>
                </text:list>
                <text:p><text:span text:style-name="T8"/></text:p>
              </text:list-item>
            </text:list>
          </draw:text-box>
        </draw:frame>
        <draw:custom-shape draw:style-name="gr8" draw:text-style-name="P17" draw:layer="layout" svg:width="15.827cm" svg:height="1.277cm" svg:x="0.571cm" svg:y="0.088cm">
          <text:p text:style-name="P14"><text:span text:style-name="T10">Storytelling im digitalen Wandel</text:span></text:p>
          <draw:enhanced-geometry svg:viewBox="0 0 21600 21600" draw:type="mso-spt202" draw:enhanced-path="M 0 0 L 21600 0 21600 21600 0 21600 0 0 Z N"/>
        </draw:custom-shape>
        <presentation:notes draw:style-name="dp4">
          <office:forms form:automatic-focus="false" form:apply-design-mode="false"/>
          <draw:page-thumbnail draw:style-name="gr5" draw:layer="layout" svg:width="13.617cm" svg:height="10.214cm" svg:x="2.451cm" svg:y="2.041cm" draw:page-number="5" presentation:class="page"/>
          <draw:frame presentation:style-name="pr3" draw:text-style-name="P16" draw:layer="layout" svg:width="13.591cm" svg:height="12.252cm" svg:x="2.464cm" svg:y="12.934cm" presentation:class="notes" presentation:placeholder="true">
            <draw:text-box/>
          </draw:frame>
        </presentation:notes>
      </draw:page>
      <draw:page draw:name="page6" draw:style-name="dp3" draw:master-page-name="Standard" presentation:presentation-page-layout-name="AL2T1" presentation:use-footer-name="ftr1">
        <office:forms form:automatic-focus="false" form:apply-design-mode="false"/>
        <draw:custom-shape draw:style-name="gr9" draw:text-style-name="P20" draw:layer="layout" svg:width="23.2cm" svg:height="14.877cm" svg:x="1.2cm" svg:y="2.7cm">
          <text:p text:style-name="P18"><text:span text:style-name="T12">Zusammenfassung</text:span></text:p>
          <text:list text:style-name="L3">
            <text:list-item>
              <text:p text:style-name="P19"><text:span text:style-name="T6">Ausgangspunkt: RDF – was passiert dort und überhaupt im Internet? </text:span></text:p>
              <text:list>
                <text:list-item>
                  <text:p text:style-name="P19"><text:span text:style-name="T13">Digitale Form des Storytellings.</text:span></text:p>
                </text:list-item>
                <text:list-item>
                  <text:p text:style-name="P19"><text:span text:style-name="T13">Storytelling begleitet unser </text:span><text:span text:style-name="T14">kooperatives Handeln</text:span><text:span text:style-name="T13">. Kooperatives Handeln ist überhaupt nur in einem solchen interpersonell sprachlich vermittelten Kontext möglich.</text:span></text:p>
                  <text:p text:style-name="P19"><text:span text:style-name="T13">Frage (1): </text:span><text:span text:style-name="T14">Was </text:span><text:span text:style-name="T13">wird hier sprachlich vermittelt? </text:span></text:p>
                </text:list-item>
                <text:list-item>
                  <text:p text:style-name="P19"><text:span text:style-name="T13">Aber: Storytelling reduziert sich nicht auf seine </text:span><text:span text:style-name="T14">kommunikative</text:span><text:span text:style-name="T13"> Funktion, sondern hat auch eine </text:span><text:span text:style-name="T14">reflexive</text:span><text:span text:style-name="T13"> Bedeutung. </text:span></text:p>
                  <text:p text:style-name="P19"><text:span text:style-name="T13">Frage (2): Wie geht </text:span><text:span text:style-name="T14">Theoriebildung</text:span><text:span text:style-name="T13"> auf einem solchen empiri-schen Hintergrund?</text:span></text:p>
                </text:list-item>
                <text:list-item>
                  <text:p text:style-name="P19"><text:span text:style-name="T13">Spannungsbogen </text:span><text:span text:style-name="T15">Begründete Erwartungen → Welt veränderndes Handeln → Erfahrene Ergebnisse</text:span></text:p>
                  <text:list>
                    <text:list-item>
                      <text:p text:style-name="P19"><text:span text:style-name="T16">Dieser Spannungsbogen ist interpersonell nur sprachlich und </text:span><text:span text:style-name="T15">nur in konkreten Kontexten </text:span><text:span text:style-name="T16">auszuloten. <text:s/></text:span></text:p>
                    </text:list-item>
                  </text:list>
                </text:list-item>
              </text:list>
            </text:list-item>
          </text:list>
          <draw:enhanced-geometry svg:viewBox="0 0 21600 21600" draw:type="mso-spt202" draw:enhanced-path="M 0 0 L 21600 0 21600 21600 0 21600 0 0 Z N"/>
        </draw:custom-shape>
        <draw:custom-shape draw:style-name="gr10" draw:text-style-name="P15" draw:layer="layout" svg:width="15.827cm" svg:height="1.277cm" svg:x="0.535cm" svg:y="0.192cm">
          <text:p text:style-name="P14"><text:span text:style-name="T10">Storytelling im digitalen Wandel</text:span></text:p>
          <draw:enhanced-geometry svg:viewBox="0 0 21600 21600" draw:type="mso-spt202" draw:enhanced-path="M 0 0 L 21600 0 21600 21600 0 21600 0 0 Z N"/>
        </draw:custom-shape>
        <presentation:notes draw:style-name="dp4">
          <office:forms form:automatic-focus="false" form:apply-design-mode="false"/>
          <draw:page-thumbnail draw:style-name="gr5" draw:layer="layout" svg:width="13.617cm" svg:height="10.214cm" svg:x="2.451cm" svg:y="2.041cm" draw:page-number="6" presentation:class="page"/>
          <draw:frame presentation:style-name="pr3" draw:text-style-name="P16" draw:layer="layout" svg:width="13.591cm" svg:height="12.252cm" svg:x="2.464cm" svg:y="12.934cm" presentation:class="notes" presentation:placeholder="true">
            <draw:text-box/>
          </draw:frame>
        </presentation:notes>
      </draw:page>
      <draw:page draw:name="page7" draw:style-name="dp3" draw:master-page-name="Standard" presentation:presentation-page-layout-name="AL2T1" presentation:use-footer-name="ftr1">
        <office:forms form:automatic-focus="false" form:apply-design-mode="false"/>
        <draw:custom-shape draw:style-name="gr9" draw:text-style-name="P20" draw:layer="layout" svg:width="23.2cm" svg:height="13.268cm" svg:x="1.2cm" svg:y="2.7cm">
          <text:p text:style-name="P18"><text:span text:style-name="T12">Zusammenfassung</text:span></text:p>
          <text:list text:style-name="L3">
            <text:list-item>
              <text:p text:style-name="P19"><text:span text:style-name="T6">Wozu kooperativ handeln? „Die Welt verändern“.</text:span></text:p>
              <text:list>
                <text:list-item>
                  <text:p text:style-name="P19"><text:span text:style-name="T16">Wie aber eine Welt ändern, die sich selbst auch dauernd ändert? Wie mit der Vielfalt und Widersprüchlichkeit der Veränderungs-wünsche umgehen? </text:span></text:p>
                </text:list-item>
                <text:list-item>
                  <text:p text:style-name="P19"><text:span text:style-name="T16">Ansatz „Einfluss auf die Veränderung der Welt nehmen“.</text:span></text:p>
                  <text:list>
                    <text:list-item>
                      <text:p text:style-name="P19"><text:span text:style-name="T16">„</text:span><text:span text:style-name="T16">Machen“ ist hier eingebettet, dem vorgängig ist die Lebens-realität. Nur aus dieser sind begründete Erwartungen ableitbar. </text:span></text:p>
                    </text:list-item>
                    <text:list-item>
                      <text:p text:style-name="P19"><text:span text:style-name="T16">Erfahrung: </text:span><text:span text:style-name="T15">Praktischer </text:span><text:span text:style-name="T16">Einfluss ist (heute) nur durch Einsatz von angemessenem Verfahrenswissen und -können möglich. </text:span></text:p>
                    </text:list-item>
                  </text:list>
                </text:list-item>
                <text:list-item>
                  <text:p text:style-name="P19"><text:span text:style-name="T16">Wozu aber Kooperation?</text:span></text:p>
                  <text:list>
                    <text:list-item>
                      <text:p text:style-name="P19"><text:span text:style-name="T16">Kooperatives Handeln ist handlungsmächtiger als vereinzeltes Handeln, da es synergetische Effekte ermöglicht. </text:span></text:p>
                    </text:list-item>
                    <text:list-item>
                      <text:p text:style-name="P19"><text:span text:style-name="T16">Das Ganze ist mehr als die Summe seiner Teile. </text:span></text:p>
                    </text:list-item>
                  </text:list>
                </text:list-item>
              </text:list>
            </text:list-item>
          </text:list>
          <draw:enhanced-geometry svg:viewBox="0 0 21600 21600" draw:type="mso-spt202" draw:enhanced-path="M 0 0 L 21600 0 21600 21600 0 21600 0 0 Z N"/>
        </draw:custom-shape>
        <draw:custom-shape draw:style-name="gr11" draw:text-style-name="P15" draw:layer="layout" svg:width="15.827cm" svg:height="1.277cm" svg:x="0.535cm" svg:y="0.192cm">
          <text:p text:style-name="P14"><text:span text:style-name="T10">Storytelling im digitalen Wandel</text:span></text:p>
          <draw:enhanced-geometry svg:viewBox="0 0 21600 21600" draw:type="mso-spt202" draw:enhanced-path="M 0 0 L 21600 0 21600 21600 0 21600 0 0 Z N"/>
        </draw:custom-shape>
        <presentation:notes draw:style-name="dp4">
          <office:forms form:automatic-focus="false" form:apply-design-mode="false"/>
          <draw:page-thumbnail draw:style-name="gr5" draw:layer="layout" svg:width="13.617cm" svg:height="10.214cm" svg:x="2.451cm" svg:y="2.041cm" draw:page-number="7" presentation:class="page"/>
          <draw:frame presentation:style-name="pr3" draw:text-style-name="P16" draw:layer="layout" svg:width="13.591cm" svg:height="12.252cm" svg:x="2.464cm" svg:y="12.934cm" presentation:class="notes" presentation:placeholder="true">
            <draw:text-box/>
          </draw:frame>
        </presentation:notes>
      </draw:page>
      <draw:page draw:name="page8" draw:style-name="dp3" draw:master-page-name="Standard" presentation:presentation-page-layout-name="AL2T1" presentation:use-footer-name="ftr1">
        <office:forms form:automatic-focus="false" form:apply-design-mode="false"/>
        <draw:custom-shape draw:style-name="gr9" draw:text-style-name="P20" draw:layer="layout" svg:width="23.2cm" svg:height="14.932cm" svg:x="1.2cm" svg:y="2.7cm">
          <text:p text:style-name="P18"><text:span text:style-name="T12">Zusammenfassung</text:span></text:p>
          <text:list text:style-name="L3">
            <text:list-item>
              <text:p text:style-name="P19"><text:span text:style-name="T17">Kooperatives Handeln ist überhaupt erst in einem </text:span><text:span text:style-name="T18">gemein-samen Bedeutungskontext </text:span><text:span text:style-name="T17">möglich.</text:span></text:p>
              <text:list>
                <text:list-item>
                  <text:p text:style-name="P19"><text:span text:style-name="T16">Erfahrung: </text:span><text:span text:style-name="T15">Verstehen</text:span><text:span text:style-name="T16"> von Sprache setzt einerseits einen gemein-samen Bedeutungskontext voraus, schreibt diesen andererseits aber auch fort. </text:span></text:p>
                </text:list-item>
                <text:list-item>
                  <text:p text:style-name="P19"><text:span text:style-name="T16">Dieser Bedeutungskontext äußert sich vor allem im </text:span><text:span text:style-name="T15">sozialen Gebrauch gemeinsamer Begrifflichkeiten im gemeinsamen Tun</text:span><text:span text:style-name="T16">. </text:span></text:p>
                  <text:p text:style-name="P19"><text:span text:style-name="T16">Frage (3): Wie kann das selbst sprachlich gefasst werden? <text:s/></text:span></text:p>
                </text:list-item>
              </text:list>
            </text:list-item>
            <text:list-item>
              <text:p text:style-name="P19"><text:span text:style-name="T17">Erfahrung: Stabilisierung solcher Bedeutungkontexte durch </text:span><text:span text:style-name="T18">Institutionalisierung</text:span><text:span text:style-name="T17">. Bedeutungen binden sich an soziale Praxen als spezifische Interaktion von Logos und Telos. </text:span></text:p>
              <text:list>
                <text:list-item>
                  <text:p text:style-name="P19"><text:span text:style-name="T15">Praktisch Bewährtes</text:span><text:span text:style-name="T16"> wird als </text:span><text:span text:style-name="T15">Verfahrenswissen</text:span><text:span text:style-name="T16"> und damit Technik sozial befestigt als </text:span><text:span text:style-name="T15">bewährte Praxen</text:span><text:span text:style-name="T16">. </text:span></text:p>
                </text:list-item>
                <text:list-item>
                  <text:p text:style-name="P19"><text:span text:style-name="T16">Frage (4): Wie ist in diesem Zusammenhang ein Begriff </text:span><text:span text:style-name="T15">Wissen </text:span><text:span text:style-name="T19">zu fassen?</text:span></text:p>
                </text:list-item>
              </text:list>
            </text:list-item>
          </text:list>
          <draw:enhanced-geometry svg:viewBox="0 0 21600 21600" draw:type="mso-spt202" draw:enhanced-path="M 0 0 L 21600 0 21600 21600 0 21600 0 0 Z N"/>
        </draw:custom-shape>
        <draw:custom-shape draw:style-name="gr12" draw:text-style-name="P15" draw:layer="layout" svg:width="15.827cm" svg:height="1.277cm" svg:x="0.535cm" svg:y="0.192cm">
          <text:p text:style-name="P14"><text:span text:style-name="T10">Storytelling im digitalen Wandel</text:span></text:p>
          <draw:enhanced-geometry svg:viewBox="0 0 21600 21600" draw:type="mso-spt202" draw:enhanced-path="M 0 0 L 21600 0 21600 21600 0 21600 0 0 Z N"/>
        </draw:custom-shape>
        <presentation:notes draw:style-name="dp4">
          <office:forms form:automatic-focus="false" form:apply-design-mode="false"/>
          <draw:page-thumbnail draw:style-name="gr5" draw:layer="layout" svg:width="13.617cm" svg:height="10.214cm" svg:x="2.451cm" svg:y="2.041cm" draw:page-number="8" presentation:class="page"/>
          <draw:frame presentation:style-name="pr3" draw:text-style-name="P16" draw:layer="layout" svg:width="13.591cm" svg:height="12.252cm" svg:x="2.464cm" svg:y="12.934cm" presentation:class="notes" presentation:placeholder="true">
            <draw:text-box/>
          </draw:frame>
        </presentation:notes>
      </draw:page>
      <draw:page draw:name="page9" draw:style-name="dp3" draw:master-page-name="Standard" presentation:presentation-page-layout-name="AL2T1" presentation:use-footer-name="ftr1">
        <office:forms form:automatic-focus="false" form:apply-design-mode="false"/>
        <draw:custom-shape draw:style-name="gr13" draw:text-style-name="P17" draw:layer="layout" svg:width="8.219cm" svg:height="1.277cm" svg:x="0.969cm" svg:y="0.288cm">
          <text:p text:style-name="P21"><text:span text:style-name="T10">Was ist Wissen?</text:span></text:p>
          <draw:enhanced-geometry svg:viewBox="0 0 21600 21600" draw:type="mso-spt202" draw:enhanced-path="M 0 0 L 21600 0 21600 21600 0 21600 0 0 Z N"/>
        </draw:custom-shape>
        <draw:custom-shape draw:style-name="gr14" draw:text-style-name="P20" draw:layer="layout" svg:width="24.4cm" svg:height="14.188cm" svg:x="0.4cm" svg:y="2.7cm">
          <text:p text:style-name="P18"><text:span text:style-name="T12">Was ist Wissen?</text:span></text:p>
          <text:p text:style-name="P19"><text:span text:style-name="T20">Stabilisierung von Bedeutungkontexten durch Institutionalisie-rung:</text:span><text:span text:style-name="T18"> Praktisch Bewährtes</text:span><text:span text:style-name="T17"> wird als </text:span><text:span text:style-name="T18">Verfahrenswissen</text:span><text:span text:style-name="T17"> und damit Technik sozial befestigt in </text:span><text:span text:style-name="T18">bewährten Praxen</text:span><text:span text:style-name="T17">. </text:span></text:p>
          <text:p text:style-name="P19"><text:span text:style-name="T17">Wie ist in diesem Zusammenhang ein Begriff </text:span><text:span text:style-name="T18">Wissen </text:span><text:span text:style-name="T20">zu fassen? </text:span></text:p>
          <text:p text:style-name="P22"><text:span text:style-name="T21">Was ist Wissen? </text:span></text:p>
          <text:list text:style-name="L4">
            <text:list-item>
              <text:p text:style-name="P22"><text:span text:style-name="T22">Einen kumulativen Begriff über den Ansatz einer Wissens-pyramide (Aamodt, Nygard 1995) hatte ich bereits früher als zu eng kritisiert.</text:span></text:p>
            </text:list-item>
            <text:list-item>
              <text:p text:style-name="P22"><text:span text:style-name="T22">Die Debatte ist stark von der Akkumulationstheorie von Wissen der Linguistik der 1970er Jahre beeinflusst. </text:span></text:p>
            </text:list-item>
            <text:list-item>
              <text:p text:style-name="P22"><text:span text:style-name="T22">Diese dinglichen Ansätze wurden in den Diskussionen um den Informationsbegriff um 2000 herum noch einmal sehr prominent vertreten.</text:span></text:p>
            </text:list-item>
          </text:list>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9" presentation:class="page"/>
          <draw:frame presentation:style-name="pr3" draw:text-style-name="P16" draw:layer="layout" svg:width="13.591cm" svg:height="12.252cm" svg:x="2.464cm" svg:y="12.934cm" presentation:class="notes" presentation:placeholder="true">
            <draw:text-box/>
          </draw:frame>
        </presentation:notes>
      </draw:page>
      <draw:page draw:name="page10" draw:style-name="dp3" draw:master-page-name="Standard" presentation:presentation-page-layout-name="AL2T1" presentation:use-footer-name="ftr1">
        <office:forms form:automatic-focus="false" form:apply-design-mode="false"/>
        <draw:custom-shape draw:style-name="gr8" draw:text-style-name="P17" draw:layer="layout" svg:width="8.219cm" svg:height="1.277cm" svg:x="1.175cm" svg:y="0.288cm">
          <text:p text:style-name="P21"><text:span text:style-name="T10">Was ist Wissen?</text:span></text:p>
          <draw:enhanced-geometry svg:viewBox="0 0 21600 21600" draw:type="mso-spt202" draw:enhanced-path="M 0 0 L 21600 0 21600 21600 0 21600 0 0 Z N"/>
        </draw:custom-shape>
        <draw:custom-shape draw:style-name="gr9" draw:text-style-name="P24" draw:layer="layout" svg:width="23.2cm" svg:height="14.345cm" svg:x="1.2cm" svg:y="2.6cm">
          <text:p text:style-name="P23"><text:span text:style-name="T23">Storytelling, Begriffswelten, Wissen</text:span></text:p>
          <text:p text:style-name="P22"><text:span text:style-name="T24">Storytelling ist an </text:span><text:span text:style-name="T25">interpersonale Bedeutungskontexte </text:span><text:span text:style-name="T24">gebunden.</text:span></text:p>
          <text:p text:style-name="P22"><text:span text:style-name="T26">Was ist Bedeutung?</text:span></text:p>
          <text:list text:style-name="L5">
            <text:list-item>
              <text:p text:style-name="P22"><text:span text:style-name="T24">Bedeutung </text:span><text:span text:style-name="T25">ist</text:span><text:span text:style-name="T24"> der </text:span><text:span text:style-name="T25">Gebrauch von Begriffen</text:span><text:span text:style-name="T24">.</text:span></text:p>
            </text:list-item>
            <text:list-item>
              <text:p text:style-name="P22"><text:span text:style-name="T24">Begriffe </text:span><text:span text:style-name="T25">sind</text:span><text:span text:style-name="T24"> eine Form kooperativer Praxen von Menschen und damit </text:span><text:span text:style-name="T25">konkret-historisch zu kontextualisieren</text:span><text:span text:style-name="T24">.</text:span></text:p>
            </text:list-item>
            <text:list-item>
              <text:p text:style-name="P22"><text:span text:style-name="T24">Bürgerliche Gesellschaft → rechtsförmig verfasstes System, in dem sich die Akteure Folgen ihres Handelns individuell zuschreiben lassen müssen. </text:span></text:p>
            </text:list-item>
            <text:list-item>
              <text:p text:style-name="P22"><text:span text:style-name="T24">Handeln ist damit eingebettet in das Fortschreiben interpersonaler </text:span><text:span text:style-name="T25">Begründungs</text:span><text:span text:style-name="T24">zusammenhänge und </text:span><text:span text:style-name="T25">Urteilspraxen</text:span><text:span text:style-name="T24">. <text:s/></text:span></text:p>
            </text:list-item>
          </text:list>
          <text:p text:style-name="P22"><text:span text:style-name="T24">Wir haben einen Wissensbegriff verworfen, der Wissen als eine dem menschlichen Handeln äußerliche und vorgängige epistemische Entität auffasst (Ansatz „Wissenspyramide“, kumulativer Wissensbegriff der Linguistik und Semiotik).</text:span></text:p>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10" presentation:class="page"/>
          <draw:frame presentation:style-name="pr3" draw:text-style-name="P16" draw:layer="layout" svg:width="13.591cm" svg:height="12.252cm" svg:x="2.464cm" svg:y="12.934cm" presentation:class="notes" presentation:placeholder="true">
            <draw:text-box/>
          </draw:frame>
        </presentation:notes>
      </draw:page>
      <draw:page draw:name="page11" draw:style-name="dp3" draw:master-page-name="Standard" presentation:presentation-page-layout-name="AL2T1" presentation:use-footer-name="ftr1">
        <office:forms form:automatic-focus="false" form:apply-design-mode="false"/>
        <draw:custom-shape draw:style-name="gr8" draw:text-style-name="P17" draw:layer="layout" svg:width="8.219cm" svg:height="1.277cm" svg:x="1.275cm" svg:y="0.288cm">
          <text:p text:style-name="P21"><text:span text:style-name="T10">Was ist Wissen?</text:span></text:p>
          <draw:enhanced-geometry svg:viewBox="0 0 21600 21600" draw:type="mso-spt202" draw:enhanced-path="M 0 0 L 21600 0 21600 21600 0 21600 0 0 Z N"/>
        </draw:custom-shape>
        <draw:custom-shape draw:style-name="gr9" draw:text-style-name="P24" draw:layer="layout" svg:width="23.4cm" svg:height="12.394cm" svg:x="0.8cm" svg:y="2.6cm">
          <text:p text:style-name="P23"><text:span text:style-name="T23">Der Wissensbegriff nach Berger/Luckmann</text:span></text:p>
          <text:p text:style-name="P22"><text:span text:style-name="T27"/></text:p>
          <text:p text:style-name="P22"><text:span text:style-name="T22">Weiterer Ansatz der Wissenssoziologie (Berger/Luckmann 1966) fasst einen Begriff von Wissen aus seinem sozialen Gebrauch heraus:</text:span></text:p>
          <text:list text:style-name="L5">
            <text:list-item>
              <text:p text:style-name="P22"><text:span text:style-name="T22">Wissen als die in einer Gesellschaft sozial objektivierten und deshalb legitimen </text:span><text:span text:style-name="T28">Sinndeutungen</text:span><text:span text:style-name="T22">.</text:span></text:p>
            </text:list-item>
            <text:list-item>
              <text:p text:style-name="P22"><text:span text:style-name="T29">Auch kritisch zu sehen, denn wie weit reicht ein solcher wissens-soziologischer Ansatz der Objektivierung und Befestigung subjektiv vorgeprägter Deutungen? </text:span></text:p>
            </text:list-item>
            <text:list-item>
              <text:p text:style-name="P22"><text:span text:style-name="T29">Wie geht dabei Stabilisierung und Institutionalisierung von Bedeutungskontexten? </text:span></text:p>
            </text:list-item>
          </text:list>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11" presentation:class="page"/>
          <draw:frame presentation:style-name="pr3" draw:text-style-name="P16" draw:layer="layout" svg:width="13.591cm" svg:height="12.252cm" svg:x="2.464cm" svg:y="12.934cm" presentation:class="notes" presentation:placeholder="true">
            <draw:text-box/>
          </draw:frame>
        </presentation:notes>
      </draw:page>
      <draw:page draw:name="page12" draw:style-name="dp3" draw:master-page-name="Standard" presentation:presentation-page-layout-name="AL2T1" presentation:use-footer-name="ftr1">
        <office:forms form:automatic-focus="false" form:apply-design-mode="false"/>
        <draw:custom-shape draw:style-name="gr8" draw:text-style-name="P17" draw:layer="layout" svg:width="8.219cm" svg:height="1.277cm" svg:x="0.869cm" svg:y="0.388cm">
          <text:p text:style-name="P21"><text:span text:style-name="T10">Was ist Wissen?</text:span></text:p>
          <draw:enhanced-geometry svg:viewBox="0 0 21600 21600" draw:type="mso-spt202" draw:enhanced-path="M 0 0 L 21600 0 21600 21600 0 21600 0 0 Z N"/>
        </draw:custom-shape>
        <draw:custom-shape draw:style-name="gr9" draw:text-style-name="P20" draw:layer="layout" svg:width="24.4cm" svg:height="13.438cm" svg:x="0.4cm" svg:y="2.782cm">
          <text:p text:style-name="P18"><text:span text:style-name="T12">Formen von Wissenspraxen</text:span></text:p>
          <text:p text:style-name="P19"><text:span text:style-name="T18">Praktisch Bewährtes</text:span><text:span text:style-name="T17"> wird als </text:span><text:span text:style-name="T18">Verfahrenswissen</text:span><text:span text:style-name="T17"> und damit Technik sozial befestigt in </text:span><text:span text:style-name="T18">bewährten Praxen</text:span><text:span text:style-name="T17">. </text:span></text:p>
          <text:p text:style-name="P22"><text:span text:style-name="T21">Welche Formen von Praxen sind dabei überhaupt relevant? </text:span></text:p>
          <text:list text:style-name="L5">
            <text:list-item>
              <text:p text:style-name="P22"><text:span text:style-name="T24">Großer Spannungsbogen: Allgemeinwissen – Spezialwissen – Kalküle – Können – Technik. </text:span></text:p>
            </text:list-item>
            <text:list-item>
              <text:p text:style-name="P22"><text:span text:style-name="T24">Erfahrung: Massive Entwertung von Wissen (ganzer Berufszweige) im Zuge technologischen Fortschritts spricht gegen ein kumulatives Bild von Wissen.</text:span></text:p>
            </text:list-item>
            <text:list-item>
              <text:p text:style-name="P22"><text:span text:style-name="T24">„</text:span><text:span text:style-name="T24">Big Data“ und „Digitalisierung der Welt“ erzeugen ein gegenteiliges Bild – Masse statt Klasse ist gefragt?</text:span></text:p>
              <text:list>
                <text:list-item>
                  <text:p text:style-name="P22"><text:span text:style-name="T24">Doch: Erfolgreiche semantische Projekte widmen sich der digitalen Rekonstruktion von Bedeutungskontexten, um diese für digitale Werkzeuge zugänglich zu machen. </text:span></text:p>
                </text:list-item>
              </text:list>
            </text:list-item>
          </text:list>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12" presentation:class="page"/>
          <draw:frame presentation:style-name="pr3" draw:text-style-name="P16" draw:layer="layout" svg:width="13.591cm" svg:height="12.252cm" svg:x="2.464cm" svg:y="12.934cm" presentation:class="notes" presentation:placeholder="true">
            <draw:text-box/>
          </draw:frame>
        </presentation:notes>
      </draw:page>
      <draw:page draw:name="page13" draw:style-name="dp3" draw:master-page-name="Standard" presentation:presentation-page-layout-name="AL2T1" presentation:use-footer-name="ftr1">
        <office:forms form:automatic-focus="false" form:apply-design-mode="false"/>
        <draw:custom-shape draw:style-name="gr9" draw:text-style-name="P24" draw:layer="layout" svg:width="23.8cm" svg:height="13.888cm" svg:x="0.8cm" svg:y="2.588cm">
          <text:p text:style-name="P23"><text:span text:style-name="T23">Institutionalisierungsformen von Wissen</text:span></text:p>
          <text:list text:style-name="L5">
            <text:list-item>
              <text:p text:style-name="P19"><text:span text:style-name="T27">Phänomen der Befestigung bewährter Strukturen durch „Musterbildung“, „Institutionalisierung“, „Bedeutungsbildung“.</text:span></text:p>
            </text:list-item>
            <text:list-item>
              <text:p text:style-name="P19"><text:span text:style-name="T27">Das ist aber nur eine Komplexität reduzierende Beschreibungsform (</text:span><text:span text:style-name="T30">Produktion von Fiktion</text:span><text:span text:style-name="T27">), denn</text:span></text:p>
              <text:list>
                <text:list-item>
                  <text:p text:style-name="P19"><text:span text:style-name="T27">Die Untersuchung der Dynamik der </text:span><text:span text:style-name="T30">Relationen </text:span><text:span text:style-name="T27">auf der Makroebene geht von relativer Konstanz der </text:span><text:span text:style-name="T30">Strukturen </text:span><text:span text:style-name="T27">auf der Mikroebene aus.</text:span></text:p>
                  <text:list>
                    <text:list-item>
                      <text:p text:style-name="P19"><text:span text:style-name="T27">Dies gilt wenigstens in „normalen Zeiten“ (vgl. Ansatz der „normalen Wissenschaft“ bei T. Kuhn).</text:span></text:p>
                    </text:list-item>
                  </text:list>
                </text:list-item>
                <text:list-item>
                  <text:p text:style-name="P19"><text:span text:style-name="T27">„</text:span><text:span text:style-name="T27">Versklavungseffekt“: Makrostrukturen haben (als Kontext) stabilisierende Wirkung auf die Dynamik und damit die Stabilität der Strukturen auf der Mikroebene.</text:span></text:p>
                </text:list-item>
              </text:list>
            </text:list-item>
            <text:list-item>
              <text:p text:style-name="P19"><text:span text:style-name="T27">Ansatz eines Koevolutionsmodells.</text:span></text:p>
            </text:list-item>
          </text:list>
          <draw:enhanced-geometry svg:viewBox="0 0 21600 21600" draw:type="mso-spt202" draw:enhanced-path="M 0 0 L 21600 0 21600 21600 0 21600 0 0 Z N"/>
        </draw:custom-shape>
        <draw:custom-shape draw:style-name="gr8" draw:text-style-name="P17" draw:layer="layout" svg:width="8.219cm" svg:height="1.277cm" svg:x="0.86cm" svg:y="0.411cm">
          <text:p text:style-name="P21"><text:span text:style-name="T10">Was ist Wissen?</text:span></text:p>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13" presentation:class="page"/>
          <draw:frame presentation:style-name="pr3" draw:text-style-name="P16" draw:layer="layout" svg:width="13.591cm" svg:height="12.252cm" svg:x="2.464cm" svg:y="12.934cm" presentation:class="notes" presentation:placeholder="true">
            <draw:text-box/>
          </draw:frame>
        </presentation:notes>
      </draw:page>
      <draw:page draw:name="page14" draw:style-name="dp3" draw:master-page-name="Standard" presentation:presentation-page-layout-name="AL2T1" presentation:use-footer-name="ftr1">
        <office:forms form:automatic-focus="false" form:apply-design-mode="false"/>
        <draw:custom-shape draw:style-name="gr9" draw:text-style-name="P24" draw:layer="layout" svg:width="24cm" svg:height="14.869cm" svg:x="0.8cm" svg:y="2.6cm">
          <text:p text:style-name="P23"><text:span text:style-name="T31">Wissen und kooperatives Handeln</text:span></text:p>
          <text:p text:style-name="P22"><text:span text:style-name="T24">Die Betrachtungen konzentrieren sich dabei auf die Verzahnung der Dynamiken sowie von Struktur- und Muster-Bildungsprozessen auf der Mikro- und Makroebene und damit auf die Dynamik des </text:span><text:span text:style-name="T25">Innenverhält-nisses</text:span><text:span text:style-name="T24"> eines kooperativen Zusammenhangs, der durch eine </text:span><text:span text:style-name="T25">System-grenze</text:span><text:span text:style-name="T24"> von einer </text:span><text:span text:style-name="T25">Außenwelt </text:span><text:span text:style-name="T24">abgegrenzt ist. </text:span></text:p>
          <text:p text:style-name="P25"><text:span text:style-name="T24">Ein solcher Ansatz kann als </text:span><text:span text:style-name="T25">methodischer Ansatz einer Komplexitäts-reduktion</text:span><text:span text:style-name="T24"> durch Aufteilen aller möglichen Relationen in drei Gruppen interpretiert werden, </text:span></text:p>
          <text:list text:style-name="L5">
            <text:list-item>
              <text:list>
                <text:list-item>
                  <text:p text:style-name="P25"><text:span text:style-name="T24">die Relationen im Innenverhältnis – innere Relationen,</text:span></text:p>
                </text:list-item>
                <text:list-item>
                  <text:p text:style-name="P25"><text:span text:style-name="T24">die grenzüberschreitenden Relationen und</text:span></text:p>
                </text:list-item>
                <text:list-item>
                  <text:p text:style-name="P25"><text:span text:style-name="T24">die externen Relationen – äußere Relationen,</text:span></text:p>
                </text:list-item>
              </text:list>
            </text:list-item>
          </text:list>
          <text:p text:style-name="P25"><text:span text:style-name="T24">für die </text:span><text:span text:style-name="T25">verschiedene Modi der Gestaltbarkeit</text:span><text:span text:style-name="T24"> im konkreten kooperativen Handeln postuliert werden. </text:span></text:p>
          <text:p text:style-name="P19"><text:span text:style-name="T26">Fokus der Betrachtung:</text:span><text:span text:style-name="T32"> Bedeutungskontexte entfalten sich im Spannungsfeld der sich in einem zeitlichen Feld entwickelnden </text:span><text:span text:style-name="T33">begründeten Erwartungen</text:span><text:span text:style-name="T32"> und </text:span><text:span text:style-name="T33">erfahrenen Ergebnisse</text:span><text:span text:style-name="T32">. </text:span></text:p>
          <draw:enhanced-geometry svg:viewBox="0 0 21600 21600" draw:type="mso-spt202" draw:enhanced-path="M 0 0 L 21600 0 21600 21600 0 21600 0 0 Z N"/>
        </draw:custom-shape>
        <draw:custom-shape draw:style-name="gr8" draw:text-style-name="P17" draw:layer="layout" svg:width="8.219cm" svg:height="1.277cm" svg:x="0.86cm" svg:y="0.411cm">
          <text:p text:style-name="P21"><text:span text:style-name="T10">Was ist Wissen?</text:span></text:p>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14" presentation:class="page"/>
          <draw:frame presentation:style-name="pr3" draw:text-style-name="P16" draw:layer="layout" svg:width="13.591cm" svg:height="12.252cm" svg:x="2.464cm" svg:y="12.934cm" presentation:class="notes" presentation:placeholder="true">
            <draw:text-box/>
          </draw:frame>
        </presentation:notes>
      </draw:page>
      <draw:page draw:name="page15" draw:style-name="dp3" draw:master-page-name="Standard" presentation:presentation-page-layout-name="AL2T1" presentation:use-footer-name="ftr1">
        <office:forms form:automatic-focus="false" form:apply-design-mode="false"/>
        <draw:custom-shape draw:style-name="gr9" draw:text-style-name="P24" draw:layer="layout" svg:width="23.2cm" svg:height="15.282cm" svg:x="1.2cm" svg:y="2.6cm">
          <text:p text:style-name="P23"><text:span text:style-name="T31">Begründete Erwartungen</text:span></text:p>
          <text:p text:style-name="P25"><text:span text:style-name="T27">Gestern – Heute – Morgen</text:span></text:p>
          <text:list text:style-name="L4">
            <text:list-item>
              <text:p text:style-name="P25"><text:span text:style-name="T27">Die (aufgearbeiteten) erfahrenen Ergebnisse sind als im Weltbild</text:span><text:span text:style-name="T30"> </text:span><text:span text:style-name="T27">verankerte Bedingtheit des Handelns ein Reflex des Gestern im Heute, die begründeten Erwartungen ein im Weltbild verankerter Reflex des Morgen im Heute.</text:span></text:p>
            </text:list-item>
            <text:list-item>
              <text:p text:style-name="P25"><text:span text:style-name="T21">Gestern: Begründungen, Handlungsplanung, Entwicklung von </text:span><text:span text:style-name="T34">Handlungskompetenz.</text:span></text:p>
            </text:list-item>
          </text:list>
          <text:list text:style-name="L5">
            <text:list-item>
              <text:p text:style-name="P25"><text:span text:style-name="T21">Heute: Handlungsvollzug</text:span></text:p>
              <text:list>
                <text:list-item>
                  <text:p text:style-name="P25"><text:span text:style-name="T21">Zeitkritisch! Handeln unter „unvollständigen Informationen“</text:span></text:p>
                </text:list-item>
                <text:list-item>
                  <text:p text:style-name="P25"><text:span text:style-name="T34">Privates</text:span><text:span text:style-name="T21"> Entscheiden, Handeln, Verantworten</text:span></text:p>
                </text:list-item>
                <text:list-item>
                  <text:p text:style-name="P25"><text:span text:style-name="T21">Dazu sind </text:span><text:span text:style-name="T34">gesellschaftlich </text:span><text:span text:style-name="T21">herzustellen als Bedingung von Möglichkeit: Überschaubarkeit, Vertrauen, Verlässlichkeit</text:span></text:p>
                </text:list-item>
              </text:list>
            </text:list-item>
            <text:list-item>
              <text:p text:style-name="P25"><text:span text:style-name="T21">Morgen: Die begründeten Erwartungen sind mit den erfahrenen Ergebnissen abzugleichen.</text:span></text:p>
            </text:list-item>
          </text:list>
          <draw:enhanced-geometry svg:viewBox="0 0 21600 21600" draw:type="mso-spt202" draw:enhanced-path="M 0 0 L 21600 0 21600 21600 0 21600 0 0 Z N"/>
        </draw:custom-shape>
        <draw:custom-shape draw:style-name="gr8" draw:text-style-name="P17" draw:layer="layout" svg:width="11.788cm" svg:height="1.277cm" svg:x="1.156cm" svg:y="0.182cm">
          <text:p text:style-name="P21"><text:span text:style-name="T10">Gestern, Heute, Morgen</text:span></text:p>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15" presentation:class="page"/>
          <draw:frame presentation:style-name="pr3" draw:text-style-name="P16" draw:layer="layout" svg:width="13.591cm" svg:height="12.252cm" svg:x="2.464cm" svg:y="12.934cm" presentation:class="notes" presentation:placeholder="true">
            <draw:text-box/>
          </draw:frame>
        </presentation:notes>
      </draw:page>
      <draw:page draw:name="page16" draw:style-name="dp3" draw:master-page-name="Standard" presentation:presentation-page-layout-name="AL2T1" presentation:use-footer-name="ftr1">
        <office:forms form:automatic-focus="false" form:apply-design-mode="false"/>
        <draw:custom-shape draw:style-name="gr15" draw:text-style-name="P24" draw:layer="layout" svg:width="23.8cm" svg:height="14.935cm" svg:x="1.2cm" svg:y="2.6cm">
          <text:p text:style-name="P23"><text:span text:style-name="T35">Gestern – Heute – Morgen </text:span></text:p>
          <text:list text:style-name="L5">
            <text:list-item>
              <text:p text:style-name="P19"><text:span text:style-name="T21">Begründete Erwartungen</text:span></text:p>
              <text:list>
                <text:list-item>
                  <text:p text:style-name="P19"><text:span text:style-name="T21">Die Vielfalt privater Erwartungen erscheint gesellschaftlich als Multioptionalität künftig erwarteter Entwicklung. </text:span></text:p>
                </text:list-item>
              </text:list>
            </text:list-item>
            <text:list-item>
              <text:p text:style-name="P19"><text:span text:style-name="T21">Lessons learned: Abgleich der Ergebnisse des Handlungs-vollzugs gegen die Erwartungen = </text:span><text:span text:style-name="T34">erfahrene Ergebnisse</text:span></text:p>
              <text:list>
                <text:list-item>
                  <text:p text:style-name="P19"><text:span text:style-name="T21">Gemeinsame Erfahrungen sind die Grundlage der Weiterentwicklung des kooperativen Weltbilds. </text:span></text:p>
                </text:list-item>
              </text:list>
            </text:list-item>
            <text:list-item>
              <text:p text:style-name="P19"><text:span text:style-name="T21">Zwei zentrale Vermittlungszusammenhänge für </text:span><text:span text:style-name="T34">Synchronität</text:span><text:span text:style-name="T21"> kooperativen Handelns:</text:span></text:p>
              <text:list>
                <text:list-item>
                  <text:p text:style-name="P19"><text:span text:style-name="T21">Vermittlung der Begründungszusammenhänge als gesellschaftliche Weiterentwicklung eines gemeinsamen Weltbilds (und damit von Handlungskompetenz).</text:span></text:p>
                </text:list-item>
                <text:list-item>
                  <text:p text:style-name="P19"><text:span text:style-name="T21">Vermittlung der Handlungs</text:span><text:span text:style-name="T34">vollzüge</text:span><text:span text:style-name="T21"> als gesellschaftliche Weiterentwicklung von Wirklichkeitsgestaltung</text:span></text:p>
                </text:list-item>
              </text:list>
            </text:list-item>
          </text:list>
          <draw:enhanced-geometry svg:viewBox="0 0 21600 21600" draw:type="mso-spt202" draw:enhanced-path="M 0 0 L 21600 0 21600 21600 0 21600 0 0 Z N"/>
        </draw:custom-shape>
        <draw:custom-shape draw:style-name="gr8" draw:text-style-name="P17" draw:layer="layout" svg:width="11.788cm" svg:height="1.277cm" svg:x="1.156cm" svg:y="0.182cm">
          <text:p text:style-name="P21"><text:span text:style-name="T10">Gestern, Heute, Morgen</text:span></text:p>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16" presentation:class="page"/>
          <draw:frame presentation:style-name="pr3" draw:text-style-name="P16" draw:layer="layout" svg:width="13.591cm" svg:height="12.252cm" svg:x="2.464cm" svg:y="12.934cm" presentation:class="notes" presentation:placeholder="true">
            <draw:text-box/>
          </draw:frame>
        </presentation:notes>
      </draw:page>
      <draw:page draw:name="page17" draw:style-name="dp3" draw:master-page-name="Standard" presentation:presentation-page-layout-name="AL2T1" presentation:use-footer-name="ftr1">
        <office:forms form:automatic-focus="false" form:apply-design-mode="false"/>
        <draw:custom-shape draw:style-name="gr16" draw:text-style-name="P26" draw:layer="layout" svg:width="1cm" svg:height="10.481cm" draw:transform="rotate (-2.40855436775217) translate (20.906cm 12.42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6" draw:layer="layout" svg:width="1cm" svg:height="11.113cm" draw:transform="rotate (-0.820304748437335) translate (10.608cm 5.07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17" draw:layer="layout" svg:width="11.788cm" svg:height="1.277cm" svg:x="1.171cm" svg:y="0.235cm">
          <text:p text:style-name="P21"><text:span text:style-name="T10">Gestern, Heute, Morgen</text:span></text:p>
          <draw:enhanced-geometry svg:viewBox="0 0 21600 21600" draw:type="mso-spt202" draw:enhanced-path="M 0 0 L 21600 0 21600 21600 0 21600 0 0 Z N"/>
        </draw:custom-shape>
        <draw:frame draw:style-name="gr17" draw:text-style-name="P27" draw:layer="layout" svg:width="5.8cm" svg:height="2.055cm" svg:x="2.3cm" svg:y="8.045cm">
          <draw:text-box>
            <text:p text:style-name="P26"><text:span text:style-name="T36">Begründet</text:span><text:span text:style-name="T36">e </text:span><text:span text:style-name="T36">Erwartung</text:span><text:span text:style-name="T36">en</text:span></text:p>
          </draw:text-box>
        </draw:frame>
        <draw:frame draw:style-name="gr18" draw:text-style-name="P27" draw:layer="layout" svg:width="7cm" svg:height="1.198cm" svg:x="8.8cm" svg:y="6.301cm">
          <draw:text-box>
            <text:p text:style-name="P26"><text:span text:style-name="T36">Handlungs</text:span><text:span text:style-name="T36">vollzug</text:span></text:p>
          </draw:text-box>
        </draw:frame>
        <draw:frame draw:style-name="gr19" draw:text-style-name="P27" draw:layer="layout" svg:width="4.6cm" svg:height="2.045cm" svg:x="17.1cm" svg:y="8.1cm">
          <draw:text-box>
            <text:p text:style-name="P26"><text:span text:style-name="T36">Erfahrene </text:span><text:span text:style-name="T36">Ergebnisse</text:span></text:p>
          </draw:text-box>
        </draw:frame>
        <draw:frame draw:style-name="gr18" draw:text-style-name="P27" draw:layer="layout" svg:width="21.2cm" svg:height="1.198cm" svg:x="1.8cm" svg:y="4.201cm">
          <draw:text-box>
            <text:p text:style-name="P26"><text:span text:style-name="T36">Wirklichkei</text:span><text:span text:style-name="T36">t</text:span></text:p>
          </draw:text-box>
        </draw:frame>
        <draw:frame draw:style-name="gr18" draw:text-style-name="P27" draw:layer="layout" svg:width="21.6cm" svg:height="1.198cm" svg:x="1.6cm" svg:y="12.701cm">
          <draw:text-box>
            <text:p text:style-name="P26"><text:span text:style-name="T36">Welt als </text:span><text:span text:style-name="T36">Modell von </text:span><text:span text:style-name="T36">Wirklichkei</text:span><text:span text:style-name="T36">t für uns</text:span></text:p>
          </draw:text-box>
        </draw:frame>
        <draw:frame draw:style-name="gr18" draw:text-style-name="P27" draw:layer="layout" svg:width="7cm" svg:height="1.198cm" svg:x="8.8cm" svg:y="6.301cm">
          <draw:text-box>
            <text:p text:style-name="P26"><text:span text:style-name="T36">Handlungs</text:span><text:span text:style-name="T36">vollzug</text:span></text:p>
          </draw:text-box>
        </draw:frame>
        <draw:frame draw:style-name="gr18" draw:text-style-name="P27" draw:layer="layout" svg:width="12cm" svg:height="1.198cm" svg:x="6.1cm" svg:y="10.801cm">
          <draw:text-box>
            <text:p text:style-name="P26"><text:span text:style-name="T36">Begründun</text:span><text:span text:style-name="T36">gszusamm</text:span><text:span text:style-name="T36">enhang</text:span></text:p>
          </draw:text-box>
        </draw:frame>
        <draw:frame draw:style-name="gr20" draw:text-style-name="P28" draw:layer="layout" svg:width="22.6cm" svg:height="2.792cm" svg:x="1cm" svg:y="14.8cm">
          <draw:text-box>
            <text:p><text:span text:style-name="T36">Dieses Bild </text:span><text:span text:style-name="T36">beschreibt </text:span><text:span text:style-name="T36">die </text:span><text:span text:style-name="T36">Stellung </text:span><text:span text:style-name="T36">der beiden </text:span><text:span text:style-name="T36">Vermittlun</text:span><text:span text:style-name="T36">gs-</text:span><text:span text:style-name="T36">zusammen</text:span><text:span text:style-name="T36">hänge der </text:span><text:span text:style-name="T36">Dynamike</text:span><text:span text:style-name="T36">n </text:span><text:span text:style-name="T36">kooperativ</text:span><text:span text:style-name="T36">en </text:span><text:span text:style-name="T36">Handelns </text:span><text:span text:style-name="T36">sowohl auf </text:span><text:span text:style-name="T36">der </text:span><text:span text:style-name="T36">Mikroeben</text:span><text:span text:style-name="T36">e als auch </text:span><text:span text:style-name="T36">der </text:span><text:span text:style-name="T36">Makroeben</text:span><text:span text:style-name="T36">e.</text:span></text:p>
          </draw:text-box>
        </draw:frame>
        <presentation:notes draw:style-name="dp5">
          <draw:page-thumbnail draw:style-name="gr5" draw:layer="layout" svg:width="13.617cm" svg:height="10.214cm" svg:x="2.451cm" svg:y="2.041cm" draw:page-number="17" presentation:class="page"/>
          <draw:frame presentation:style-name="pr3" draw:text-style-name="P16" draw:layer="layout" svg:width="13.591cm" svg:height="12.252cm" svg:x="2.464cm" svg:y="12.934cm" presentation:class="notes" presentation:placeholder="true">
            <draw:text-box/>
          </draw:frame>
        </presentation:notes>
      </draw:page>
      <draw:page draw:name="page18" draw:style-name="dp3" draw:master-page-name="Standard" presentation:presentation-page-layout-name="AL2T1" presentation:use-footer-name="ftr1">
        <office:forms form:automatic-focus="false" form:apply-design-mode="false"/>
        <draw:custom-shape draw:style-name="gr8" draw:text-style-name="P17" draw:layer="layout" svg:width="10.954cm" svg:height="1.277cm" svg:x="1.587cm" svg:y="0.235cm">
          <text:p text:style-name="P21"><text:span text:style-name="T10">Kooperatives Handeln</text:span></text:p>
          <draw:enhanced-geometry svg:viewBox="0 0 21600 21600" draw:type="mso-spt202" draw:enhanced-path="M 0 0 L 21600 0 21600 21600 0 21600 0 0 Z N"/>
        </draw:custom-shape>
        <draw:frame draw:style-name="gr21" draw:text-style-name="P31" draw:layer="layout" svg:width="16.8cm" svg:height="13.109cm" svg:x="1cm" svg:y="3.067cm">
          <draw:text-box>
            <text:p text:style-name="P29"><text:span text:style-name="T36">Wie </text:span><text:span text:style-name="T36">entwickeln </text:span><text:span text:style-name="T36">sich </text:span><text:span text:style-name="T36">begründet</text:span><text:span text:style-name="T36">e </text:span><text:span text:style-name="T36">Erwartung</text:span><text:span text:style-name="T36">en im </text:span><text:span text:style-name="T36">Kontext </text:span><text:span text:style-name="T36">kooperativ</text:span><text:span text:style-name="T36">en </text:span><text:span text:style-name="T36">Handelns?</text:span></text:p>
            <text:p text:style-name="P30"><text:span text:style-name="T37">Formen? </text:span><text:span text:style-name="T8">Gemeinsa</text:span><text:span text:style-name="T8">me </text:span><text:span text:style-name="T8">Interessen</text:span><text:span text:style-name="T8">, </text:span><text:span text:style-name="T8">vorgeprägt</text:span><text:span text:style-name="T8">e Normen.</text:span></text:p>
            <text:p text:style-name="P30"><text:span text:style-name="T37">Dynamisc</text:span><text:span text:style-name="T37">he </text:span><text:span text:style-name="T37">Momente</text:span><text:span text:style-name="T37">? </text:span><text:span text:style-name="T8">Bewährtes </text:span><text:span text:style-name="T8">als </text:span><text:span text:style-name="T8">Verfahrens</text:span><text:span text:style-name="T8">wissen </text:span><text:span text:style-name="T8">verallgeme</text:span><text:span text:style-name="T8">inern und </text:span><text:span text:style-name="T8">verbreiten, </text:span><text:span text:style-name="T8">nicht </text:span><text:span text:style-name="T8">Bewährtes </text:span><text:span text:style-name="T8"><text:line-break/></text:span><text:span text:style-name="T8">marginalisi</text:span><text:span text:style-name="T8">eren oder </text:span><text:span text:style-name="T8">kritisieren</text:span></text:p>
            <text:p text:style-name="P30"><text:span text:style-name="T37">Strukture</text:span><text:span text:style-name="T37">lle </text:span><text:span text:style-name="T37">Momente</text:span><text:span text:style-name="T37">? </text:span><text:span text:style-name="T37"><text:line-break/></text:span><text:span text:style-name="T9">Operationa</text:span><text:span text:style-name="T9">lisierung</text:span><text:span text:style-name="T8"> </text:span><text:span text:style-name="T8">von </text:span><text:span text:style-name="T8">Verfahrens</text:span><text:span text:style-name="T8">-</text:span><text:span text:style-name="T8"><text:line-break/></text:span><text:span text:style-name="T8">wissen in </text:span><text:span text:style-name="T8">Institution</text:span><text:span text:style-name="T8">en oder </text:span><text:span text:style-name="T8"><text:line-break/></text:span><text:span text:style-name="T8">Werkzeuge</text:span><text:span text:style-name="T8">n bzw. </text:span><text:span text:style-name="T8">Technik. </text:span><text:span text:style-name="T8"><text:line-break/></text:span><text:span text:style-name="T8">Corporate </text:span><text:span text:style-name="T8">Identity.</text:span></text:p>
          </draw:text-box>
        </draw:frame>
        <draw:g>
          <draw:g>
            <draw:custom-shape draw:style-name="gr22" draw:text-style-name="P32" draw:layer="layout" svg:width="1.686cm" svg:height="1.582cm" svg:x="19.9cm" svg:y="14.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33" draw:layer="layout" svg:width="0.632cm" svg:height="0.559cm" svg:x="20.427cm" svg:y="1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3" draw:layer="layout" svg:width="1.686cm" svg:height="1.001cm" svg:x="20.614cm" svg:y="13.439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22" draw:text-style-name="P32" draw:layer="layout" svg:width="1.686cm" svg:height="1.582cm" svg:x="15.701cm" svg:y="14.0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33" draw:layer="layout" svg:width="0.632cm" svg:height="0.559cm" svg:x="16.228cm" svg:y="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3" draw:layer="layout" svg:width="1.686cm" svg:height="1.001cm" svg:x="16.415cm" svg:y="12.806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22" draw:text-style-name="P32" draw:layer="layout" svg:width="1.686cm" svg:height="1.582cm" svg:x="18cm" svg:y="15.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33" draw:layer="layout" svg:width="0.632cm" svg:height="0.559cm" svg:x="18.527cm" svg:y="1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3" draw:layer="layout" svg:width="1.686cm" svg:height="1.001cm" svg:x="18.714cm" svg:y="14.04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22" draw:text-style-name="P32" draw:layer="layout" svg:width="1.686cm" svg:height="1.582cm" svg:x="20.128cm" svg:y="11.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33" draw:layer="layout" svg:width="0.632cm" svg:height="0.559cm" svg:x="20.655cm" svg:y="12.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3" draw:layer="layout" svg:width="1.686cm" svg:height="1.001cm" svg:x="20.842cm" svg:y="10.645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22" draw:text-style-name="P32" draw:layer="layout" svg:width="1.686cm" svg:height="1.582cm" svg:x="18.629cm" svg:y="10.7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33" draw:layer="layout" svg:width="0.632cm" svg:height="0.559cm" svg:x="19.156cm" svg:y="11.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3" draw:layer="layout" svg:width="1.686cm" svg:height="1.001cm" svg:x="19.343cm" svg:y="9.575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22" draw:text-style-name="P32" draw:layer="layout" svg:width="1.686cm" svg:height="1.582cm" svg:x="16.415cm" svg:y="10.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33" draw:layer="layout" svg:width="0.632cm" svg:height="0.559cm" svg:x="16.942cm" svg:y="1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3" draw:layer="layout" svg:width="1.686cm" svg:height="1.001cm" svg:x="17.129cm" svg:y="9.781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22" draw:text-style-name="P32" draw:layer="layout" svg:width="8.8cm" svg:height="8cm" svg:x="14.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4" draw:layer="layout" svg:width="7.6cm" svg:height="4.2cm" svg:x="17.1cm" svg:y="4.5cm">
            <text:p/>
            <draw:enhanced-geometry svg:viewBox="0 0 21600 21600" draw:mirror-horizontal="false" draw:mirror-vertical="false" draw:text-areas="3000 3320 17110 17330" draw:type="cloud-callout" draw:modifiers="6095.51374819103 28469.22161390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5" draw:text-style-name="P35" draw:layer="layout" svg:width="5.2cm" svg:height="1.603cm" svg:x="18.4cm" svg:y="5.8cm">
            <draw:text-box>
              <text:p text:style-name="P26"><text:span text:style-name="T38">Kooperative</text:span><text:span text:style-name="T38">s</text:span></text:p>
              <text:p text:style-name="P26"><text:span text:style-name="T38">Weltbild</text:span></text:p>
            </draw:text-box>
          </draw:frame>
          <draw:g>
            <draw:custom-shape draw:style-name="gr22" draw:text-style-name="P32" draw:layer="layout" svg:width="1.686cm" svg:height="1.582cm" svg:x="14.987cm" svg:y="12.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33" draw:layer="layout" svg:width="0.632cm" svg:height="0.559cm" svg:x="15.514cm" svg:y="1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3" draw:layer="layout" svg:width="1.686cm" svg:height="1.001cm" svg:x="15.701cm" svg:y="10.851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22" draw:text-style-name="P32" draw:layer="layout" svg:width="1.686cm" svg:height="1.582cm" svg:x="17.915cm" svg:y="13.0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33" draw:layer="layout" svg:width="0.632cm" svg:height="0.559cm" svg:x="18.442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3" draw:layer="layout" svg:width="1.686cm" svg:height="1.001cm" svg:x="18.629cm" svg:y="11.852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presentation:notes draw:style-name="dp5">
          <draw:page-thumbnail draw:style-name="gr5" draw:layer="layout" svg:width="13.617cm" svg:height="10.214cm" svg:x="2.451cm" svg:y="2.041cm" draw:page-number="18" presentation:class="page"/>
          <draw:frame presentation:style-name="pr3" draw:text-style-name="P16" draw:layer="layout" svg:width="13.591cm" svg:height="12.252cm" svg:x="2.464cm" svg:y="12.934cm" presentation:class="notes" presentation:placeholder="true">
            <draw:text-box/>
          </draw:frame>
        </presentation:notes>
      </draw:page>
      <draw:page draw:name="page19" draw:style-name="dp3" draw:master-page-name="Standard" presentation:presentation-page-layout-name="AL2T1" presentation:use-footer-name="ftr1">
        <office:forms form:automatic-focus="false" form:apply-design-mode="false"/>
        <draw:custom-shape draw:style-name="gr9" draw:text-style-name="P24" draw:layer="layout" svg:width="23.6cm" svg:height="14.635cm" svg:x="1.2cm" svg:y="2.4cm">
          <text:p text:style-name="P23"><text:span text:style-name="T35">Beobachtungen</text:span></text:p>
          <text:p text:style-name="P22"><text:span text:style-name="T27">Relationale Momente als Beziehungen zwischen Akteuren prägen den kooperativen Kontext stärker als individuelle Momente der einzelnen Akteure. </text:span></text:p>
          <text:list text:style-name="L5">
            <text:list-item>
              <text:p text:style-name="P22"><text:span text:style-name="T21">Damit ist auch </text:span><text:span text:style-name="T34">spezifisches kooperatives Verfahrenswissen</text:span><text:span text:style-name="T21"> zu postulieren, das nicht einzelnen Akteuren zugeordnet werden kann. Derartige Phänomene können nicht mit einem akkumulativen Wissensbegriff erfasst werden. </text:span></text:p>
            </text:list-item>
          </text:list>
          <text:p text:style-name="P22"><text:span text:style-name="T27">Akteure gehen in kooperative Kontexte nur mit Teilidentitäten ein. Oder, submersiv interpretiert: In einer Reduktion ihrer Gesamtpersönlichkeit. </text:span></text:p>
          <text:list text:continue-numbering="true" text:style-name="L5">
            <text:list-item>
              <text:p text:style-name="P22"><text:span text:style-name="T27">Ein solcher </text:span><text:span text:style-name="T30">reduktionistischer Ansatz</text:span><text:span text:style-name="T27"> in Bezug auf die individuelle Persönlichkeit blendet interkooperative Phänomene der Intentionalität von Persönlichkeiten aus und führt zur </text:span><text:span text:style-name="T30">Annahme einer relationalen Intentionalität. </text:span></text:p>
            </text:list-item>
          </text:list>
          <draw:enhanced-geometry svg:viewBox="0 0 21600 21600" draw:type="mso-spt202" draw:enhanced-path="M 0 0 L 21600 0 21600 21600 0 21600 0 0 Z N"/>
        </draw:custom-shape>
        <draw:custom-shape draw:style-name="gr8" draw:text-style-name="P17" draw:layer="layout" svg:width="10.954cm" svg:height="1.277cm" svg:x="0.997cm" svg:y="0.092cm">
          <text:p text:style-name="P21"><text:span text:style-name="T10">Kooperatives Handeln</text:span></text:p>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19" presentation:class="page"/>
          <draw:frame presentation:style-name="pr3" draw:text-style-name="P16" draw:layer="layout" svg:width="13.591cm" svg:height="12.252cm" svg:x="2.464cm" svg:y="12.934cm" presentation:class="notes" presentation:placeholder="true">
            <draw:text-box/>
          </draw:frame>
        </presentation:notes>
      </draw:page>
      <draw:page draw:name="page20" draw:style-name="dp3" draw:master-page-name="Standard" presentation:presentation-page-layout-name="AL2T1" presentation:use-footer-name="ftr1">
        <office:forms form:automatic-focus="false" form:apply-design-mode="false"/>
        <draw:custom-shape draw:style-name="gr9" draw:text-style-name="P24" draw:layer="layout" svg:width="23.6cm" svg:height="15.582cm" svg:x="1.2cm" svg:y="2.4cm">
          <text:p text:style-name="P23"><text:span text:style-name="T35">Mikroebene: Privates Handeln der Akteure</text:span></text:p>
          <text:p text:style-name="P22"><text:span text:style-name="T39">Die hohe Bedeutung privaten Handelns ergibt sich aus der rechtsförmigen Grundkonstellation und verschiedenen Institutionalisierungen bürgerlicher Gesellschaft, in denen die Folgen von Handeln privat zugeschrieben werden.</text:span></text:p>
          <text:p text:style-name="P22"><text:span text:style-name="T39">Im Spannungsfeld privaten Handelns zwischen Zielen und Ergebnissen entwickeln sich</text:span></text:p>
          <text:list text:style-name="L5">
            <text:list-item>
              <text:p text:style-name="P19"><text:span text:style-name="T39">Die private Handlungs</text:span><text:span text:style-name="T40">fähigkeit</text:span><text:span text:style-name="T39"> als sozio-technisches Handlungs</text:span><text:span text:style-name="T40">vermögen</text:span><text:span text:style-name="T39"> in einem sozial determinierten Handlungs</text:span><text:span text:style-name="T40">feld</text:span><text:span text:style-name="T39">. </text:span></text:p>
            </text:list-item>
            <text:list-item>
              <text:p text:style-name="P19"><text:span text:style-name="T39">Das </text:span><text:span text:style-name="T40">private Weltbild</text:span><text:span text:style-name="T39"> (als „Unity of Consciousness“) als Reflex der </text:span><text:span text:style-name="T40">Bedingtheiten</text:span><text:span text:style-name="T39"> dieser Handlungsfähigkeit.</text:span></text:p>
            </text:list-item>
          </text:list>
          <text:p text:style-name="P19"><text:span text:style-name="T39">In der zu entwickelnden Theorie einer </text:span><text:span text:style-name="T40">Innenperspektive kooperativen Handelns</text:span><text:span text:style-name="T39"> werden diese Prozesse nur insoweit sichtbar, als sie sich </text:span><text:span text:style-name="T40">auf den kooperativen Kontext beziehen</text:span><text:span text:style-name="T39"> (reduktionistische Annahme relationaler Intentionalität). </text:span></text:p>
          <draw:enhanced-geometry svg:viewBox="0 0 21600 21600" draw:type="mso-spt202" draw:enhanced-path="M 0 0 L 21600 0 21600 21600 0 21600 0 0 Z N"/>
        </draw:custom-shape>
        <draw:custom-shape draw:style-name="gr8" draw:text-style-name="P17" draw:layer="layout" svg:width="10.954cm" svg:height="1.277cm" svg:x="0.997cm" svg:y="0.092cm">
          <text:p text:style-name="P21"><text:span text:style-name="T10">Kooperatives Handeln</text:span></text:p>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20" presentation:class="page"/>
          <draw:frame presentation:style-name="pr3" draw:text-style-name="P16" draw:layer="layout" svg:width="13.591cm" svg:height="12.252cm" svg:x="2.464cm" svg:y="12.93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1" svg:font-family="Ubuntu"/>
    <style:font-face style:name="Ubuntu2" svg:font-family="Ubuntu" style:font-adornments="Regular"/>
    <style:font-face style:name="Arial" svg:font-family="Arial" style:font-pitch="variable"/>
    <style:font-face style:name="Arial Unicode MS" svg:font-family="'Arial Unicode MS'" style:font-pitch="variable"/>
    <style:font-face style:name="Tahoma1" svg:font-family="Tahoma" style:font-pitch="variable"/>
    <style:font-face style:name="Ubuntu" svg:font-family="Ubuntu" style:font-pitch="variable"/>
    <style:font-face style:name="Verdana2"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Arial Unicode MS1"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_5f_1" style:display-name="Standard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Arial Unicode MS1"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Arial Unicode MS1"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58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Arial Unicode MS1"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bold" style:font-name-asian="Arial Unicode MS1" style:font-family-asian="'Arial Unicode MS'" style:font-family-generic-asian="system" style:font-pitch-asian="variable" style:font-size-asian="18pt" style:font-style-asian="normal" style:font-weight-asian="bold" style:font-name-complex="Tahoma" style:font-family-complex="Tahoma" style:font-family-generic-complex="system" style:font-pitch-complex="variable" style:font-size-complex="1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2cm" fo:page-height="27.2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1cm"/>
      <style:paragraph-properties style:writing-mode="lr-tb"/>
    </style:style>
    <style:style style:name="Mgr2" style:family="graphic" style:parent-style-name="standard">
      <style:graphic-properties draw:stroke="none" draw:fill="none" draw:fill-color="#ffffff" draw:textarea-vertical-align="bottom" draw:auto-grow-height="false" fo:min-height="1.361cm"/>
      <style:paragraph-properties style:writing-mode="lr-tb"/>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18cm" svg:stroke-color="#006cab"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2"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6cm" fo:min-width="0cm" fo:padding-top="0.131cm" fo:padding-bottom="0.131cm" fo:padding-left="0.261cm" fo:padding-right="0.261cm" fo:wrap-option="wrap" draw:shadow="hidden" draw:shadow-color="#808080"/>
      <style:paragraph-properties style:writing-mode="lr-tb"/>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61cm" fo:min-width="0cm" fo:padding-top="0.131cm" fo:padding-bottom="0.131cm" fo:padding-left="0.261cm" fo:padding-right="0.261cm" fo:wrap-option="wrap" draw:shadow="hidden" draw:shadow-color="#808080"/>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text-indent="0cm" style:writing-mode="lr-tb"/>
    </style:style>
    <style:style style:name="MP7" style:family="paragraph">
      <loext:graphic-properties draw:fill="none" draw:fill-color="#00cc99"/>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loext:graphic-properties draw:fill="none" draw:fill-color="#00cc99"/>
      <style:paragraph-properties fo:margin-left="0cm" fo:margin-right="0cm" fo:text-align="end" fo:text-indent="0cm" style:writing-mode="lr-tb"/>
    </style:style>
    <style:style style:name="MP10" style:family="paragraph">
      <style:paragraph-properties fo:margin-left="0cm" fo:margin-right="0cm" fo:margin-top="0.176cm" fo:margin-bottom="0cm" fo:line-height="100%" fo:text-indent="0cm" style:writing-mode="lr-tb"/>
    </style:style>
    <style:style style:name="MP11" style:family="paragraph">
      <loext:graphic-properties draw:fill="none" draw:fill-color="#00cc99"/>
      <style:paragraph-properties fo:margin-left="0cm" fo:margin-right="0cm" fo:margin-top="0.176cm" fo:margin-bottom="0cm" fo:line-height="100%" fo:text-indent="0cm" style:writing-mode="lr-tb"/>
    </style:style>
    <style:style style:name="MP12"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style:style style:name="MT3" style:family="text">
      <style:text-properties style:font-name="Arial" fo:font-size="8pt" fo:font-weight="bold" style:font-size-asian="8pt" style:font-weight-asian="bold" style:font-size-complex="8pt" style:font-weight-complex="bold"/>
    </style:style>
    <text:list-style style:name="ML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8cm" svg:height="4.86cm" svg:x="1.852cm" svg:y="3.831cm"/>
      <draw:page-thumbnail draw:layer="backgroundobjects" svg:width="6.48cm" svg:height="4.86cm" svg:x="10.186cm" svg:y="3.831cm"/>
      <draw:page-thumbnail draw:layer="backgroundobjects" svg:width="6.48cm" svg:height="4.86cm" svg:x="1.852cm" svg:y="11.183cm"/>
      <draw:page-thumbnail draw:layer="backgroundobjects" svg:width="6.48cm" svg:height="4.86cm" svg:x="10.186cm" svg:y="11.183cm"/>
      <draw:page-thumbnail draw:layer="backgroundobjects" svg:width="6.48cm" svg:height="4.86cm" svg:x="1.852cm" svg:y="18.535cm"/>
      <draw:page-thumbnail draw:layer="backgroundobjects" svg:width="6.48cm" svg:height="4.86cm" svg:x="10.186cm" svg:y="18.535cm"/>
      <draw:frame draw:style-name="Mgr1" draw:text-style-name="MP2" draw:layer="backgroundobjects" svg:width="8.036cm" svg:height="1.36cm" svg:x="0cm" svg:y="0cm" presentation:class="header">
        <draw:text-box>
          <text:p text:style-name="MP1"><text:span text:style-name="MT1"><presentation:header/></text:span></text:p>
        </draw:text-box>
      </draw:frame>
      <draw:frame draw:style-name="Mgr1" draw:text-style-name="MP4" draw:layer="backgroundobjects" svg:width="8.036cm" svg:height="1.36cm" svg:x="10.483cm" svg:y="0cm" presentation:class="date-time">
        <draw:text-box>
          <text:p text:style-name="MP3"><text:span text:style-name="MT1"><presentation:date-time/></text:span></text:p>
        </draw:text-box>
      </draw:frame>
      <draw:frame draw:style-name="Mgr2" draw:text-style-name="MP2" draw:layer="backgroundobjects" svg:width="8.036cm" svg:height="1.36cm" svg:x="0cm" svg:y="25.869cm" presentation:class="footer">
        <draw:text-box>
          <text:p text:style-name="MP1"><text:span text:style-name="MT1"><presentation:footer/></text:span></text:p>
        </draw:text-box>
      </draw:frame>
      <draw:frame draw:style-name="Mgr2" draw:text-style-name="MP4" draw:layer="backgroundobjects" svg:width="8.036cm" svg:height="1.36cm" svg:x="10.483cm" svg:y="25.869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draw:style-name="Mgr3" draw:text-style-name="MP5" draw:layer="backgroundobjects" svg:width="16.902cm" svg:height="2.125cm" svg:x="0cm" svg:y="0cm">
        <draw:image xlink:href="Pictures/10000000000004C6000000B83AB9D6FF2FF25010.jpg" xlink:type="simple" xlink:show="embed" xlink:actuate="onLoad" loext:mime-type="image/jpeg">
          <text:p/>
        </draw:image>
      </draw:frame>
      <draw:frame draw:style-name="Mgr3" draw:text-style-name="MP5" draw:layer="backgroundobjects" svg:width="3.545cm" svg:height="0.939cm" svg:x="17.899cm" svg:y="18.111cm">
        <draw:image xlink:href="Pictures/10000201000002580000004B06316737AB52C426.png" xlink:type="simple" xlink:show="embed" xlink:actuate="onLoad" loext:mime-type="image/png">
          <text:p/>
        </draw:image>
      </draw:frame>
      <draw:frame presentation:style-name="Standard-outline1" draw:layer="backgroundobjects" svg:width="22.437cm" svg:height="11.049cm" svg:x="1.3cm" svg:y="2.725cm" presentation:class="outline" presentation:placeholder="true">
        <draw:text-box/>
      </draw:frame>
      <draw:frame presentation:style-name="Mpr1" draw:text-style-name="MP7" draw:layer="backgroundobjects" svg:width="14.182cm" svg:height="0.848cm" svg:x="1.499cm" svg:y="18.202cm" presentation:class="footer">
        <draw:text-box>
          <text:p text:style-name="MP6"><text:span text:style-name="MT2"><presentation:footer/></text:span></text:p>
        </draw:text-box>
      </draw:frame>
      <draw:frame presentation:style-name="Mpr2" draw:text-style-name="MP9" draw:layer="backgroundobjects" svg:width="1.905cm" svg:height="0.848cm" svg:x="22.7cm" svg:y="18.202cm" presentation:class="page-number">
        <draw:text-box>
          <text:p text:style-name="MP8"><text:span text:style-name="MT2"><text:page-number>&lt;Foliennummer&gt;</text:page-number></text:span></text:p>
        </draw:text-box>
      </draw:frame>
      <draw:line draw:style-name="Mgr4" draw:text-style-name="MP5" draw:layer="backgroundobjects" svg:x1="0cm" svg:y1="18.124cm" svg:x2="25.4cm" svg:y2="18.124cm">
        <text:p/>
      </draw:line>
      <draw:line draw:style-name="Mgr4" draw:text-style-name="MP5" draw:layer="backgroundobjects" svg:x1="0cm" svg:y1="2.125cm" svg:x2="25.4cm" svg:y2="2.125cm">
        <text:p/>
      </draw:line>
      <draw:frame draw:name="ul_logo300x2000" draw:style-name="Mgr3" draw:text-style-name="MP5" draw:layer="backgroundobjects" svg:width="8.506cm" svg:height="1.208cm" svg:x="16.894cm" svg:y="0cm">
        <draw:image xlink:href="Pictures/10000000000007D00000011D85DAAF997B9CFCAD.jpg" xlink:type="simple" xlink:show="embed" xlink:actuate="onLoad" loext:mime-type="image/jpeg">
          <text:p/>
        </draw:image>
      </draw:frame>
      <draw:custom-shape draw:style-name="Mgr5" draw:text-style-name="MP11" draw:layer="backgroundobjects" svg:width="6.671cm" svg:height="0.937cm" svg:x="17cm" svg:y="1.27cm">
        <text:p text:style-name="MP10"><text:span text:style-name="MT3">Institut für Informatik</text:span><text:span text:style-name="MT3"><text:line-break/></text:span><text:span text:style-name="MT3">Betriebliche Informationssysteme</text:span></text:p>
        <draw:enhanced-geometry svg:viewBox="0 0 21600 21600" draw:type="mso-spt202" draw:enhanced-path="M 0 0 L 21600 0 21600 21600 0 21600 0 0 Z N"/>
      </draw:custom-shape>
      <draw:frame presentation:style-name="Standard-title" draw:layer="backgroundobjects" svg:width="15.875cm" svg:height="1.785cm" svg:x="-0.001cm" svg:y="0.588cm" presentation:class="title" presentation:placeholder="true">
        <draw:text-box/>
      </draw:frame>
      <presentation:notes style:page-layout-name="PM0">
        <office:forms form:automatic-focus="false" form:apply-design-mode="false"/>
        <draw:rect draw:style-name="Mgr6" draw:text-style-name="MP12" draw:layer="backgroundobjects" svg:width="18.52cm" svg:height="27.23cm" svg:x="0cm" svg:y="0cm">
          <text:p/>
        </draw:rect>
        <draw:frame presentation:style-name="Mpr3" draw:text-style-name="MP7" draw:layer="backgroundobjects" svg:width="8.026cm" svg:height="1.359cm" svg:x="0cm" svg:y="0cm" presentation:class="header">
          <draw:text-box>
            <text:p text:style-name="MP6"><text:span text:style-name="MT2"><presentation:header/></text:span></text:p>
          </draw:text-box>
        </draw:frame>
        <draw:frame presentation:style-name="Mpr3" draw:text-style-name="MP9" draw:layer="backgroundobjects" svg:width="8.026cm" svg:height="1.359cm" svg:x="10.495cm" svg:y="0cm" presentation:class="date-time">
          <draw:text-box>
            <text:p text:style-name="MP8"><text:span text:style-name="MT2"><presentation:date-time/></text:span></text:p>
          </draw:text-box>
        </draw:frame>
        <draw:page-thumbnail presentation:style-name="Standard-title" draw:layer="backgroundobjects" svg:width="13.617cm" svg:height="10.214cm" svg:x="2.451cm" svg:y="2.041cm" presentation:class="page"/>
        <draw:frame presentation:style-name="Standard-notes" draw:layer="backgroundobjects" svg:width="13.591cm" svg:height="12.251cm" svg:x="2.464cm" svg:y="12.934cm" presentation:class="notes" presentation:placeholder="true">
          <draw:text-box/>
        </draw:frame>
        <draw:frame presentation:style-name="Mpr4" draw:text-style-name="MP7" draw:layer="backgroundobjects" svg:width="8.026cm" svg:height="1.36cm" svg:x="0cm" svg:y="25.865cm" presentation:class="footer">
          <draw:text-box>
            <text:p text:style-name="MP6"><text:span text:style-name="MT2"><presentation:footer/></text:span></text:p>
          </draw:text-box>
        </draw:frame>
        <draw:frame presentation:style-name="Mpr4" draw:text-style-name="MP9" draw:layer="backgroundobjects" svg:width="8.026cm" svg:height="1.36cm" svg:x="10.495cm" svg:y="25.865cm" presentation:class="page-number">
          <draw:text-box>
            <text:p text:style-name="MP8"><text:span text:style-name="MT2"><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owerPoint-Präsentation</dc:title>
    <meta:initial-creator> jh</meta:initial-creator>
    <meta:creation-date>2002-04-01T22:02:38</meta:creation-date>
    <dc:date>2021-01-28T14:52:07.349057929</dc:date>
    <meta:editing-cycles>285</meta:editing-cycles>
    <meta:editing-duration>PT19H22M18S</meta:editing-duration>
    <meta:document-statistic meta:object-count="153"/>
    <meta:user-defined meta:name="Info 1"/>
    <meta:user-defined meta:name="Info 2"/>
    <meta:user-defined meta:name="Info 3"/>
    <meta:user-defined meta:name="Info 4"/>
  </office:meta>
</office:document-meta>
</file>